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423cm" fo:text-indent="0cm" style:auto-text-indent="false"/>
      <style:text-properties fo:color="#f8f8f2" loext:opacity="100%" style:font-name="Consolas" fo:font-size="9pt" fo:font-weight="normal" fo:background-color="#26292c"/>
    </style:style>
    <style:style style:name="P2" style:family="paragraph" style:parent-style-name="Standard">
      <style:paragraph-properties fo:margin-left="0cm" fo:margin-right="0cm" style:line-height-at-least="0.423cm" fo:text-indent="0cm" style:auto-text-indent="false"/>
      <style:text-properties fo:color="#f8f8f2" loext:opacity="100%" fo:background-color="#26292c"/>
    </style:style>
    <style:style style:name="P3" style:family="paragraph" style:parent-style-name="Standard">
      <style:paragraph-properties style:line-height-at-least="0.423cm"/>
    </style:style>
    <style:style style:name="P4" style:family="paragraph" style:parent-style-name="Standard">
      <style:paragraph-properties fo:margin-top="0cm" fo:margin-bottom="0.499cm" style:contextual-spacing="false" style:line-height-at-least="0.423cm"/>
    </style:style>
    <style:style style:name="P5" style:family="paragraph" style:parent-style-name="Standard">
      <style:paragraph-properties fo:margin-left="0cm" fo:margin-right="0cm" style:line-height-at-least="0.423cm" fo:text-indent="0cm" style:auto-text-indent="false"/>
      <style:text-properties fo:color="#75715e" loext:opacity="100%" style:font-name="Consolas" fo:font-size="9pt" fo:font-weight="normal" fo:background-color="#26292c"/>
    </style:style>
    <style:style style:name="P6" style:family="paragraph" style:parent-style-name="Standard">
      <style:paragraph-properties fo:margin-left="0cm" fo:margin-right="0cm" style:line-height-at-least="0.423cm" fo:text-indent="0cm" style:auto-text-indent="false"/>
      <style:text-properties fo:color="#75715e" loext:opacity="100%" fo:background-color="#26292c"/>
    </style:style>
    <style:style style:name="P7" style:family="paragraph" style:parent-style-name="Standard">
      <style:paragraph-properties fo:margin-top="0cm" fo:margin-bottom="0.499cm" style:contextual-spacing="false" style:line-height-at-least="0.423cm"/>
      <style:text-properties fo:color="#f8f8f2" loext:opacity="100%" style:font-name="Consolas" fo:font-size="9pt" fo:font-weight="normal" fo:background-color="#26292c"/>
    </style:style>
    <style:style style:name="T1" style:family="text">
      <style:text-properties fo:color="#a6e22e" loext:opacity="100%"/>
    </style:style>
    <style:style style:name="T2" style:family="text">
      <style:text-properties style:font-name="Consolas" fo:font-size="9pt" fo:font-weight="normal"/>
    </style:style>
    <style:style style:name="T3" style:family="text">
      <style:text-properties fo:color="#ae81ff" loext:opacity="100%" style:font-name="Consolas" fo:font-size="9pt" fo:font-weight="normal"/>
    </style:style>
    <style:style style:name="T4" style:family="text">
      <style:text-properties fo:color="#66d9ef" loext:opacity="100%" style:font-name="Consolas" fo:font-size="9pt" fo:font-weight="normal"/>
    </style:style>
    <style:style style:name="T5" style:family="text">
      <style:text-properties fo:color="#f92672" loext:opacity="100%" style:font-name="Consolas" fo:font-size="9pt" fo:font-weight="normal"/>
    </style:style>
    <style:style style:name="T6" style:family="text">
      <style:text-properties fo:color="#f92672" loext:opacity="100%"/>
    </style:style>
    <style:style style:name="T7" style:family="text">
      <style:text-properties fo:color="#66d9ef" loext:opacity="100%" style:font-name="Consolas" fo:font-size="9pt" fo:font-style="italic" fo:font-weight="normal"/>
    </style:style>
    <style:style style:name="T8" style:family="text">
      <style:text-properties fo:color="#e6db74" loext:opacity="100%" style:font-name="Consolas" fo:font-size="9pt" fo:font-weight="normal"/>
    </style:style>
    <style:style style:name="T9" style:family="text">
      <style:text-properties fo:color="#75715e" loext:opacity="100%" style:font-name="Consolas" fo:font-size="9pt" fo:font-weight="normal"/>
    </style:style>
    <style:style style:name="T10" style:family="text">
      <style:text-properties fo:color="#fd971f" loext:opacity="100%" style:font-name="Consolas" fo:font-size="9pt" fo:font-style="italic" fo:font-weight="normal"/>
    </style:style>
    <style:style style:name="T11" style:family="text">
      <style:text-properties fo:color="#66d9ef" loext:opacity="100%" fo:font-style="italic"/>
    </style:style>
    <style:style style:name="T12" style:family="text">
      <style:text-properties fo:color="#66d9ef" loext:opacity="100%"/>
    </style:style>
    <style:style style:name="T13" style:family="text">
      <style:text-properties fo:color="#ae81ff" loext:opacity="100%"/>
    </style:style>
    <style:style style:name="T14" style:family="text">
      <style:text-properties fo:color="#fd971f" loext:opacity="100%" fo:font-style="italic"/>
    </style:style>
    <style:style style:name="T15" style:family="text">
      <style:text-properties fo:color="#a6e22e" loext:opacity="100%" style:font-name="Consolas" fo:font-size="9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:root</text:span> {</text:p>
      <text:p text:style-name="P2">    <text:span text:style-name="T2">--Celeste: </text:span><text:span text:style-name="T3">#32e0e1</text:span><text:span text:style-name="T2">;</text:span></text:p>
      <text:p text:style-name="P2">    <text:span text:style-name="T2">--Negro: </text:span><text:span text:style-name="T4">hsl</text:span><text:span text:style-name="T2">(</text:span><text:span text:style-name="T3">0</text:span><text:span text:style-name="T2">, </text:span><text:span text:style-name="T3">2</text:span><text:span text:style-name="T5">%</text:span><text:span text:style-name="T2">, </text:span><text:span text:style-name="T3">10</text:span><text:span text:style-name="T5">%</text:span><text:span text:style-name="T2">);</text:span></text:p>
      <text:p text:style-name="P2">    <text:span text:style-name="T2">--Azulado: </text:span><text:span text:style-name="T3">#3fa4c2</text:span><text:span text:style-name="T2">;</text:span></text:p>
      <text:p text:style-name="P2">    <text:span text:style-name="T2">--Rosa: </text:span><text:span text:style-name="T3">#f55c8f</text:span><text:span text:style-name="T2">;</text:span></text:p>
      <text:p text:style-name="P2">    <text:span text:style-name="T2">--Noche: </text:span><text:span text:style-name="T3">#110753</text:span><text:span text:style-name="T2">;</text:span></text:p>
      <text:p text:style-name="P2">    <text:span text:style-name="T2">--Amarillo: </text:span><text:span text:style-name="T3">#f7c669</text:span><text:span text:style-name="T2">;</text:span></text:p>
      <text:p text:style-name="P2">    <text:span text:style-name="T2">--Gris: </text:span><text:span text:style-name="T3">#2f2e2f</text:span><text:span text:style-name="T2">;</text:span></text:p>
      <text:p text:style-name="P2">    <text:span text:style-name="T2">--Fucsia: </text:span><text:span text:style-name="T4">hsl</text:span><text:span text:style-name="T2">(</text:span><text:span text:style-name="T3">326</text:span><text:span text:style-name="T2">, </text:span><text:span text:style-name="T3">93</text:span><text:span text:style-name="T5">%</text:span><text:span text:style-name="T2">, </text:span><text:span text:style-name="T3">34</text:span><text:span text:style-name="T5">%</text:span><text:span text:style-name="T2">);</text:span></text:p>
      <text:p text:style-name="P2">    <text:span text:style-name="T2">--Blanco: </text:span><text:span text:style-name="T3">#ffffff</text:span><text:span text:style-name="T2">;</text:span></text:p>
      <text:p text:style-name="P2">    <text:span text:style-name="T2">--design-width: </text:span><text:span text:style-name="T3">1200</text:span><text:span text:style-name="T2">;</text:span></text:p>
      <text:p text:style-name="P1">}</text:p>
      <text:p text:style-name="P3"/>
      <text:p text:style-name="P1"><text:span text:style-name="T6">*</text:span> {</text:p>
      <text:p text:style-name="P2">    <text:span text:style-name="T7">color</text:span><text:span text:style-name="T2">: </text:span><text:span text:style-name="T4">var</text:span><text:span text:style-name="T2">(--Blanco);</text:span></text:p>
      <text:p text:style-name="P2">    <text:span text:style-name="T7">font-family</text:span><text:span text:style-name="T2">: </text:span><text:span text:style-name="T8">"Krub"</text:span><text:span text:style-name="T2">, </text:span><text:span text:style-name="T4">sans-serif</text:span><text:span text:style-name="T2">;</text:span></text:p>
      <text:p text:style-name="P2">    <text:span text:style-name="T7">text-align</text:span><text:span text:style-name="T2">: </text:span><text:span text:style-name="T4">justify</text:span><text:span text:style-name="T2">;</text:span></text:p>
      <text:p text:style-name="P2">    <text:span text:style-name="T7">box-sizing</text:span><text:span text:style-name="T2">: </text:span><text:span text:style-name="T4">border-box</text:span><text:span text:style-name="T2">;</text:span></text:p>
      <text:p text:style-name="P2">    <text:span text:style-name="T7">font-size</text:span><text:span text:style-name="T2">: </text:span><text:span text:style-name="T3">10</text:span><text:span text:style-name="T5">px</text:span><text:span text:style-name="T2">;</text:span></text:p>
      <text:p text:style-name="P1">}</text:p>
      <text:p text:style-name="P3"/>
      <text:p text:style-name="P1"><text:span text:style-name="T6">h1</text:span> {</text:p>
      <text:p text:style-name="P2">    <text:span text:style-name="T7">font-size</text:span><text:span text:style-name="T2">: </text:span><text:span text:style-name="T3">2.5</text:span><text:span text:style-name="T5">rem</text:span><text:span text:style-name="T2">;</text:span></text:p>
      <text:p text:style-name="P2">    <text:span text:style-name="T7">display</text:span><text:span text:style-name="T2">: </text:span><text:span text:style-name="T4">flex</text:span><text:span text:style-name="T2">;</text:span></text:p>
      <text:p text:style-name="P2">    <text:span text:style-name="T7">position</text:span><text:span text:style-name="T2">: </text:span><text:span text:style-name="T4">fixed</text:span><text:span text:style-name="T2">;</text:span></text:p>
      <text:p text:style-name="P2">    <text:span text:style-name="T7">z-index</text:span><text:span text:style-name="T2">: </text:span><text:span text:style-name="T3">1</text:span><text:span text:style-name="T2">;</text:span></text:p>
      <text:p text:style-name="P2">    <text:span text:style-name="T7">margin-top</text:span><text:span text:style-name="T2">: </text:span><text:span text:style-name="T3">10</text:span><text:span text:style-name="T5">px</text:span><text:span text:style-name="T2">;</text:span></text:p>
      <text:p text:style-name="P2">    <text:span text:style-name="T7">margin-left</text:span><text:span text:style-name="T2">: </text:span><text:span text:style-name="T3">60</text:span><text:span text:style-name="T5">px</text:span><text:span text:style-name="T2">;</text:span></text:p>
      <text:p text:style-name="P2">    <text:span text:style-name="T7">margin-right</text:span><text:span text:style-name="T2">: </text:span><text:span text:style-name="T3">0</text:span><text:span text:style-name="T2">;</text:span></text:p>
      <text:p text:style-name="P2">    </text:p>
      <text:p text:style-name="P1">}</text:p>
      <text:p text:style-name="P3"/>
      <text:p text:style-name="P1"><text:span text:style-name="T6">h2</text:span> {</text:p>
      <text:p text:style-name="P2">    <text:span text:style-name="T7">font-size</text:span><text:span text:style-name="T2">: </text:span><text:span text:style-name="T3">1.5</text:span><text:span text:style-name="T5">rem</text:span><text:span text:style-name="T2">;</text:span></text:p>
      <text:p text:style-name="P2">    <text:span text:style-name="T7">text-align</text:span><text:span text:style-name="T2">: </text:span><text:span text:style-name="T4">center</text:span><text:span text:style-name="T2">;</text:span></text:p>
      <text:p text:style-name="P2">    <text:span text:style-name="T7">justify-content</text:span><text:span text:style-name="T2">: </text:span><text:span text:style-name="T4">center</text:span><text:span text:style-name="T2">;</text:span></text:p>
      <text:p text:style-name="P1">}</text:p>
      <text:p text:style-name="P3"/>
      <text:p text:style-name="P1"><text:span text:style-name="T6">h3</text:span> {</text:p>
      <text:p text:style-name="P2">    <text:span text:style-name="T7">font-size</text:span><text:span text:style-name="T2">: </text:span><text:span text:style-name="T3">1</text:span><text:span text:style-name="T5">rem</text:span><text:span text:style-name="T2">;</text:span></text:p>
      <text:p text:style-name="P1">}</text:p>
      <text:p text:style-name="P1"><text:span text:style-name="T6">p</text:span> {</text:p>
      <text:p text:style-name="P2">    <text:span text:style-name="T7">font-size</text:span><text:span text:style-name="T2">: </text:span><text:span text:style-name="T3">1</text:span><text:span text:style-name="T5">rem</text:span><text:span text:style-name="T2">;</text:span></text:p>
      <text:p text:style-name="P2">    <text:span text:style-name="T7">padding-left</text:span><text:span text:style-name="T2">: </text:span><text:span text:style-name="T3">10</text:span><text:span text:style-name="T5">px</text:span><text:span text:style-name="T2">;</text:span></text:p>
      <text:p text:style-name="P2">    <text:span text:style-name="T7">padding-right</text:span><text:span text:style-name="T2">: </text:span><text:span text:style-name="T3">10</text:span><text:span text:style-name="T5">px</text:span><text:span text:style-name="T2">;</text:span></text:p>
      <text:p text:style-name="P1">}</text:p>
      <text:p text:style-name="P3"/>
      <text:p text:style-name="P1"><text:span text:style-name="T6">body</text:span> {</text:p>
      <text:p text:style-name="P2">    <text:span text:style-name="T7">overflow-x</text:span><text:span text:style-name="T2">: </text:span><text:span text:style-name="T4">hidden</text:span><text:span text:style-name="T2">;</text:span></text:p>
      <text:p text:style-name="P2">    <text:span text:style-name="T7">margin</text:span><text:span text:style-name="T2">: </text:span><text:span text:style-name="T3">0</text:span><text:span text:style-name="T2">;</text:span></text:p>
      <text:p text:style-name="P2">    <text:span text:style-name="T7">background-color</text:span><text:span text:style-name="T2">: </text:span><text:span text:style-name="T4">var</text:span><text:span text:style-name="T2">(--Negro);</text:span></text:p>
      <text:p text:style-name="P1">}</text:p>
      <text:p text:style-name="P1"><text:span text:style-name="T6">a</text:span> {</text:p>
      <text:p text:style-name="P2">    <text:span text:style-name="T7">text-decoration</text:span><text:span text:style-name="T2">: </text:span><text:span text:style-name="T4">none</text:span><text:span text:style-name="T2">;</text:span></text:p>
      <text:p text:style-name="P1"><text:soft-page-break/>}</text:p>
      <text:p text:style-name="P1"><text:span text:style-name="T6">ul</text:span> {</text:p>
      <text:p text:style-name="P2">    <text:span text:style-name="T7">list-style-type</text:span><text:span text:style-name="T2">: </text:span><text:span text:style-name="T4">none</text:span><text:span text:style-name="T2">;</text:span></text:p>
      <text:p text:style-name="P1">}</text:p>
      <text:p text:style-name="P3"/>
      <text:p text:style-name="P1"><text:span text:style-name="T1">.logotipo</text:span> {</text:p>
      <text:p text:style-name="P2">    <text:span text:style-name="T7">display</text:span><text:span text:style-name="T2">: </text:span><text:span text:style-name="T4">flex</text:span><text:span text:style-name="T2">;</text:span></text:p>
      <text:p text:style-name="P2">    <text:span text:style-name="T7">position</text:span><text:span text:style-name="T2">: </text:span><text:span text:style-name="T4">fixed</text:span><text:span text:style-name="T2">;</text:span></text:p>
      <text:p text:style-name="P2">    <text:span text:style-name="T7">min-width</text:span><text:span text:style-name="T2">: </text:span><text:span text:style-name="T3">40</text:span><text:span text:style-name="T5">px</text:span><text:span text:style-name="T2">;</text:span></text:p>
      <text:p text:style-name="P2">    <text:span text:style-name="T7">max-width</text:span><text:span text:style-name="T2">: </text:span><text:span text:style-name="T3">50</text:span><text:span text:style-name="T5">px</text:span><text:span text:style-name="T2">;</text:span></text:p>
      <text:p text:style-name="P2">    <text:span text:style-name="T7">border-radius</text:span><text:span text:style-name="T2">: </text:span><text:span text:style-name="T3">45</text:span><text:span text:style-name="T5">px</text:span><text:span text:style-name="T2">;</text:span></text:p>
      <text:p text:style-name="P2">    <text:span text:style-name="T7">border-color</text:span><text:span text:style-name="T2">: </text:span><text:span text:style-name="T4">var</text:span><text:span text:style-name="T2">(--Fucsia);</text:span></text:p>
      <text:p text:style-name="P2">    <text:span text:style-name="T7">border-style</text:span><text:span text:style-name="T2">: </text:span><text:span text:style-name="T4">solid</text:span><text:span text:style-name="T2">;</text:span></text:p>
      <text:p text:style-name="P2">    <text:span text:style-name="T7">z-index</text:span><text:span text:style-name="T2">: </text:span><text:span text:style-name="T3">1</text:span><text:span text:style-name="T2">;</text:span></text:p>
      <text:p text:style-name="P3"/>
      <text:p text:style-name="P2">    </text:p>
      <text:p text:style-name="P1">}</text:p>
      <text:p text:style-name="P1"><text:span text:style-name="T1">#nav</text:span> {</text:p>
      <text:p text:style-name="P2">    <text:span text:style-name="T7">list-style-type</text:span><text:span text:style-name="T2">: </text:span><text:span text:style-name="T4">none</text:span><text:span text:style-name="T2">;</text:span></text:p>
      <text:p text:style-name="P2">    <text:span text:style-name="T7">display</text:span><text:span text:style-name="T2">: </text:span><text:span text:style-name="T4">flex</text:span><text:span text:style-name="T2">;</text:span></text:p>
      <text:p text:style-name="P2">    <text:span text:style-name="T7">margin</text:span><text:span text:style-name="T2">: </text:span><text:span text:style-name="T3">0</text:span><text:span text:style-name="T2">;</text:span></text:p>
      <text:p text:style-name="P2">    <text:span text:style-name="T7">justify-content</text:span><text:span text:style-name="T2">: </text:span><text:span text:style-name="T4">space-around</text:span><text:span text:style-name="T2">;</text:span></text:p>
      <text:p text:style-name="P2">    <text:span text:style-name="T7">flex-direction</text:span><text:span text:style-name="T2">: </text:span><text:span text:style-name="T4">row</text:span><text:span text:style-name="T2">;</text:span></text:p>
      <text:p text:style-name="P2">    <text:span text:style-name="T7">align-items</text:span><text:span text:style-name="T2">: </text:span><text:span text:style-name="T4">center</text:span><text:span text:style-name="T2">;</text:span></text:p>
      <text:p text:style-name="P1">}</text:p>
      <text:p text:style-name="P4"/>
      <text:p text:style-name="P5">/* .contenedor { */</text:p>
      <text:p text:style-name="P2">    <text:span text:style-name="T9">/* position: relative;</text:span></text:p>
      <text:p text:style-name="P6">    <text:span text:style-name="T2">display:flex;</text:span></text:p>
      <text:p text:style-name="P6">    <text:span text:style-name="T2">background: url(./assets/images/Portada\ piano.png);</text:span></text:p>
      <text:p text:style-name="P6">    <text:span text:style-name="T2">background-size: 100%;</text:span></text:p>
      <text:p text:style-name="P6">    <text:span text:style-name="T2">background-repeat: no-repeat;</text:span></text:p>
      <text:p text:style-name="P6">    <text:span text:style-name="T2">height: 25vw;</text:span></text:p>
      <text:p text:style-name="P6">   </text:p>
      <text:p text:style-name="P5">} */</text:p>
      <text:p text:style-name="P1"><text:span text:style-name="T6">header</text:span> {</text:p>
      <text:p text:style-name="P2">    <text:span text:style-name="T7">display</text:span><text:span text:style-name="T2">:</text:span><text:span text:style-name="T4">flex</text:span><text:span text:style-name="T2">;</text:span></text:p>
      <text:p text:style-name="P2">    <text:span text:style-name="T7">background</text:span><text:span text:style-name="T2">: </text:span><text:span text:style-name="T4">url</text:span><text:span text:style-name="T2">(</text:span><text:span text:style-name="T10">./assets/images/Portada\</text:span><text:span text:style-name="T2"> </text:span><text:span text:style-name="T10">piano.png</text:span><text:span text:style-name="T2">);</text:span></text:p>
      <text:p text:style-name="P2">    <text:span text:style-name="T7">background-size</text:span><text:span text:style-name="T2">: </text:span><text:span text:style-name="T3">100</text:span><text:span text:style-name="T5">%</text:span><text:span text:style-name="T2">;</text:span></text:p>
      <text:p text:style-name="P2">    <text:span text:style-name="T7">background-repeat</text:span><text:span text:style-name="T2">: </text:span><text:span text:style-name="T4">no-repeat</text:span><text:span text:style-name="T2">;</text:span></text:p>
      <text:p text:style-name="P2">    <text:span text:style-name="T7">height</text:span><text:span text:style-name="T2">: </text:span><text:span text:style-name="T3">25</text:span><text:span text:style-name="T5">vw</text:span><text:span text:style-name="T2">;</text:span></text:p>
      <text:p text:style-name="P1">}</text:p>
      <text:p text:style-name="P7"><text:line-break/><text:line-break/></text:p>
      <text:p text:style-name="P5">/* .descripcion {</text:p>
      <text:p text:style-name="P6">    <text:span text:style-name="T2">color: #32e0e1;</text:span></text:p>
      <text:p text:style-name="P6">    <text:span text:style-name="T2">display: flex;</text:span></text:p>
      <text:p text:style-name="P6">    <text:span text:style-name="T2">align-items: end;</text:span></text:p>
      <text:p text:style-name="P5">} */</text:p>
      <text:p text:style-name="P3"/>
      <text:p text:style-name="P1"><text:span text:style-name="T1">.nav-bg</text:span> {</text:p>
      <text:p text:style-name="P2"><text:soft-page-break/>    <text:span text:style-name="T9">/* background: var(--Fucsia);</text:span></text:p>
      <text:p text:style-name="P6">    <text:span text:style-name="T2">background: linear-gradient(to left, var(--Pink), var(--Amarillo));</text:span></text:p>
      <text:p text:style-name="P6">    <text:span text:style-name="T2">background-image: linear-gradient(to left, var(--Rosa), var(--Amarillo)); */</text:span></text:p>
      <text:p text:style-name="P2">    <text:span text:style-name="T7">background</text:span><text:span text:style-name="T2">: </text:span><text:span text:style-name="T3">#d4138d</text:span><text:span text:style-name="T2">;</text:span></text:p>
      <text:p text:style-name="P2">    <text:span text:style-name="T7">background-image</text:span><text:span text:style-name="T2">: </text:span><text:span text:style-name="T4">linear-gradient</text:span><text:span text:style-name="T2">(</text:span><text:span text:style-name="T3">90</text:span><text:span text:style-name="T5">deg</text:span><text:span text:style-name="T2">, </text:span><text:span text:style-name="T3">#d4138d</text:span><text:span text:style-name="T2"> </text:span><text:span text:style-name="T3">0</text:span><text:span text:style-name="T5">%</text:span><text:span text:style-name="T2">, </text:span><text:span text:style-name="T3">#a6355b</text:span><text:span text:style-name="T2"> </text:span><text:span text:style-name="T3">47</text:span><text:span text:style-name="T5">%</text:span><text:span text:style-name="T2">, </text:span><text:span text:style-name="T3">#c9ba30</text:span><text:span text:style-name="T2"> </text:span><text:span text:style-name="T3">88</text:span><text:span text:style-name="T5">%</text:span><text:span text:style-name="T2">);</text:span></text:p>
      <text:p text:style-name="P2">    <text:span text:style-name="T7">min-width</text:span><text:span text:style-name="T2">: </text:span><text:span text:style-name="T3">100</text:span><text:span text:style-name="T5">vw</text:span><text:span text:style-name="T2">;</text:span></text:p>
      <text:p text:style-name="P2">    <text:span text:style-name="T7">height</text:span><text:span text:style-name="T2">: </text:span><text:span text:style-name="T3">40</text:span><text:span text:style-name="T5">px</text:span><text:span text:style-name="T2">;</text:span></text:p>
      <text:p text:style-name="P2">    <text:span text:style-name="T7">display</text:span><text:span text:style-name="T2">:</text:span><text:span text:style-name="T4">grid</text:span><text:span text:style-name="T2">;</text:span></text:p>
      <text:p text:style-name="P2">    </text:p>
      <text:p text:style-name="P2">   <text:span text:style-name="T9">/*  align-items: center; */</text:span></text:p>
      <text:p text:style-name="P2">   <text:span text:style-name="T9">/*  justify-content: space-around; */</text:span></text:p>
      <text:p text:style-name="P2">    </text:p>
      <text:p text:style-name="P2">    </text:p>
      <text:p text:style-name="P1">}</text:p>
      <text:p text:style-name="P5">/* nav {</text:p>
      <text:p text:style-name="P6">    <text:span text:style-name="T2">border-style: outset;</text:span></text:p>
      <text:p text:style-name="P6">    <text:span text:style-name="T2">border-radius: 30px 2px 30px 2px;</text:span></text:p>
      <text:p text:style-name="P6">    <text:span text:style-name="T2">border-color: var(--Fucsia);</text:span></text:p>
      <text:p text:style-name="P6">    <text:span text:style-name="T2">max-width: none;</text:span></text:p>
      <text:p text:style-name="P6">    <text:span text:style-name="T2">max-height: 100px;</text:span></text:p>
      <text:p text:style-name="P6">    <text:span text:style-name="T2">min-width: 200px;</text:span></text:p>
      <text:p text:style-name="P6">    <text:span text:style-name="T2">min-height: 20px;</text:span></text:p>
      <text:p text:style-name="P6">    <text:span text:style-name="T2">text-align: center;</text:span></text:p>
      <text:p text:style-name="P6">    <text:span text:style-name="T2">padding-right: 35px;</text:span></text:p>
      <text:p text:style-name="P3"/>
      <text:p text:style-name="P5">} */</text:p>
      <text:p text:style-name="P3"/>
      <text:p text:style-name="P1"><text:span text:style-name="T1">.nav-bg</text:span> <text:span text:style-name="T6">a</text:span> {</text:p>
      <text:p text:style-name="P2">    <text:span text:style-name="T7">font-size</text:span><text:span text:style-name="T2">: </text:span><text:span text:style-name="T3">1</text:span><text:span text:style-name="T5">rem</text:span><text:span text:style-name="T2">;</text:span></text:p>
      <text:p text:style-name="P2">    <text:span text:style-name="T7">font-weight</text:span><text:span text:style-name="T2">: </text:span><text:span text:style-name="T4">bold</text:span><text:span text:style-name="T2">;</text:span></text:p>
      <text:p text:style-name="P2">    <text:span text:style-name="T7">padding</text:span><text:span text:style-name="T2">: </text:span><text:span text:style-name="T3">5</text:span><text:span text:style-name="T5">px</text:span><text:span text:style-name="T2">;</text:span></text:p>
      <text:p text:style-name="P2">    <text:span text:style-name="T7">margin-right</text:span><text:span text:style-name="T2">: </text:span><text:span text:style-name="T3">25</text:span><text:span text:style-name="T5">px</text:span><text:span text:style-name="T2">;</text:span></text:p>
      <text:p text:style-name="P2">    <text:span text:style-name="T9">/* display: flex;</text:span></text:p>
      <text:p text:style-name="P6">    <text:span text:style-name="T2">flex-direction: row;</text:span></text:p>
      <text:p text:style-name="P6">    <text:span text:style-name="T2">justify-content: space-around;</text:span></text:p>
      <text:p text:style-name="P6">    <text:span text:style-name="T2">align-items: center;</text:span></text:p>
      <text:p text:style-name="P6">    <text:span text:style-name="T2">padding:8%; */</text:span></text:p>
      <text:p text:style-name="P2">   <text:span text:style-name="T9">/*  margin-left: 35%;</text:span></text:p>
      <text:p text:style-name="P6">    <text:span text:style-name="T2">margin-right: 35%; */</text:span></text:p>
      <text:p text:style-name="P2">   <text:span text:style-name="T9">/*  transition: transform 0.2s, background-color 0.3s; */</text:span></text:p>
      <text:p text:style-name="P1">}</text:p>
      <text:p text:style-name="P3"/>
      <text:p text:style-name="P1"><text:span text:style-name="T1">.nav-bg</text:span> <text:span text:style-name="T6">a</text:span><text:span text:style-name="T1">:hover</text:span> {</text:p>
      <text:p text:style-name="P2">    <text:span text:style-name="T7">transform</text:span><text:span text:style-name="T2">: </text:span><text:span text:style-name="T4">scale</text:span><text:span text:style-name="T2">(</text:span><text:span text:style-name="T3">1.20</text:span><text:span text:style-name="T2">);</text:span></text:p>
      <text:p text:style-name="P2">    <text:span text:style-name="T7">transition</text:span><text:span text:style-name="T2">: transform </text:span><text:span text:style-name="T3">0.2</text:span><text:span text:style-name="T5">s</text:span><text:span text:style-name="T2">, background-color </text:span><text:span text:style-name="T3">0.3</text:span><text:span text:style-name="T5">s</text:span><text:span text:style-name="T2">;</text:span></text:p>
      <text:p text:style-name="P2">    <text:span text:style-name="T7">background</text:span><text:span text:style-name="T2">: </text:span><text:span text:style-name="T3">#d4138d</text:span><text:span text:style-name="T2">;</text:span></text:p>
      <text:p text:style-name="P2">    <text:span text:style-name="T7">background-image</text:span><text:span text:style-name="T2">: </text:span><text:span text:style-name="T4">linear-gradient</text:span><text:span text:style-name="T2">(</text:span><text:span text:style-name="T3">90</text:span><text:span text:style-name="T5">deg</text:span><text:span text:style-name="T2">, </text:span><text:span text:style-name="T3">#c9ba30</text:span><text:span text:style-name="T2"> </text:span><text:span text:style-name="T3">0</text:span><text:span text:style-name="T5">%</text:span><text:span text:style-name="T2">,  </text:span><text:span text:style-name="T3">#a6355b</text:span><text:span text:style-name="T2"> </text:span><text:span text:style-name="T3">47</text:span><text:span text:style-name="T5">%</text:span><text:span text:style-name="T2">,</text:span><text:span text:style-name="T3">#d4138d</text:span><text:span text:style-name="T2"> </text:span><text:span text:style-name="T3">88</text:span><text:span text:style-name="T5">%</text:span><text:span text:style-name="T2">);</text:span></text:p>
      <text:p text:style-name="P2">    <text:span text:style-name="T7">background-image</text:span><text:span text:style-name="T2">:linear-gradient</text:span><text:span text:style-name="T3">#8A018C</text:span><text:span text:style-name="T2">;</text:span></text:p>
      <text:p text:style-name="P2">    <text:span text:style-name="T7">border</text:span><text:span text:style-name="T2">: </text:span><text:span text:style-name="T4">solid</text:span><text:span text:style-name="T2">;</text:span></text:p>
      <text:p text:style-name="P2">    <text:span text:style-name="T7">border-radius</text:span><text:span text:style-name="T2">: </text:span><text:span text:style-name="T3">5</text:span><text:span text:style-name="T5">px</text:span><text:span text:style-name="T2">;</text:span></text:p>
      <text:p text:style-name="P2">    <text:span text:style-name="T7">border-width</text:span><text:span text:style-name="T2">: </text:span><text:span text:style-name="T3">1</text:span><text:span text:style-name="T5">px</text:span><text:span text:style-name="T2">;</text:span></text:p>
      <text:p text:style-name="P2">    <text:span text:style-name="T7">border-color</text:span><text:span text:style-name="T2">: </text:span><text:span text:style-name="T4">var</text:span><text:span text:style-name="T2">(--Rosa);</text:span></text:p>
      <text:p text:style-name="P3"/>
      <text:p text:style-name="P1"><text:soft-page-break/>}</text:p>
      <text:p text:style-name="P7"><text:line-break/><text:line-break/></text:p>
      <text:p text:style-name="P5">/* .conoceme {</text:p>
      <text:p text:style-name="P6">    <text:span text:style-name="T2">display: grid;</text:span></text:p>
      <text:p text:style-name="P6">    <text:span text:style-name="T2">justify-items:center;</text:span></text:p>
      <text:p text:style-name="P6">    <text:span text:style-name="T2">align-items: center;</text:span></text:p>
      <text:p text:style-name="P6">    <text:span text:style-name="T2">background-color: var(--Negro);</text:span></text:p>
      <text:p text:style-name="P6">    <text:span text:style-name="T2">overflow: hidden;</text:span></text:p>
      <text:p text:style-name="P6">    <text:span text:style-name="T2">border: solid;</text:span></text:p>
      <text:p text:style-name="P6">    <text:span text:style-name="T2">border-color: var(--Pink);</text:span></text:p>
      <text:p text:style-name="P6">    <text:span text:style-name="T2">border-radius: 45px;</text:span></text:p>
      <text:p text:style-name="P6">    <text:span text:style-name="T2">border-width: 0.5rem;</text:span></text:p>
      <text:p text:style-name="P6">    <text:span text:style-name="T2">margin: 1rem;</text:span></text:p>
      <text:p text:style-name="P6">    <text:span text:style-name="T2">padding: 2rem;</text:span></text:p>
      <text:p text:style-name="P5">} */</text:p>
      <text:p text:style-name="P3"/>
      <text:p text:style-name="P5">/* section {</text:p>
      <text:p text:style-name="P6">    <text:span text:style-name="T2">display:inline-table;</text:span></text:p>
      <text:p text:style-name="P6">    <text:span text:style-name="T2">position:relative;</text:span></text:p>
      <text:p text:style-name="P6">    <text:span text:style-name="T2">max-width: 100vw;</text:span></text:p>
      <text:p text:style-name="P6">    <text:span text:style-name="T2">max-height: 20vw;</text:span></text:p>
      <text:p text:style-name="P6">    <text:span text:style-name="T2">overflow-x: hidden;</text:span></text:p>
      <text:p text:style-name="P6">    <text:span text:style-name="T2">justify-content: center;</text:span></text:p>
      <text:p text:style-name="P6">    <text:span text:style-name="T2">align-items: center;</text:span></text:p>
      <text:p text:style-name="P6">    <text:span text:style-name="T2">padding-top: 10px;</text:span></text:p>
      <text:p text:style-name="P6">    <text:span text:style-name="T2">padding-bottom: 10px;</text:span></text:p>
      <text:p text:style-name="P5">} */</text:p>
      <text:p text:style-name="P3"/>
      <text:p text:style-name="P5">/* #conoceme {</text:p>
      <text:p text:style-name="P6">    <text:span text:style-name="T2">background-color: #d4138d6c;</text:span></text:p>
      <text:p text:style-name="P6">    <text:span text:style-name="T2">position: relative;</text:span></text:p>
      <text:p text:style-name="P5">}</text:p>
      <text:p text:style-name="P5">.conoceme {</text:p>
      <text:p text:style-name="P6">    <text:span text:style-name="T2">position: absolute;</text:span></text:p>
      <text:p text:style-name="P6">    <text:span text:style-name="T2">align-items: center;</text:span></text:p>
      <text:p text:style-name="P6">    <text:span text:style-name="T2">display: flex;</text:span></text:p>
      <text:p text:style-name="P5">}</text:p>
      <text:p text:style-name="P5">*/</text:p>
      <text:p text:style-name="P1"><text:span text:style-name="T6">section</text:span> <text:span text:style-name="T1">.conoceme</text:span> <text:span text:style-name="T1">.conoceme_titulo</text:span> {</text:p>
      <text:p text:style-name="P2">    <text:span text:style-name="T7">text-align</text:span><text:span text:style-name="T2">: </text:span><text:span text:style-name="T4">center</text:span><text:span text:style-name="T2">;</text:span></text:p>
      <text:p text:style-name="P2">    <text:span text:style-name="T7">position</text:span><text:span text:style-name="T2">: </text:span><text:span text:style-name="T4">relative</text:span><text:span text:style-name="T2">;</text:span></text:p>
      <text:p text:style-name="P2">    <text:span text:style-name="T7">align-self</text:span><text:span text:style-name="T2">:</text:span><text:span text:style-name="T4">flex-start</text:span><text:span text:style-name="T2">;</text:span></text:p>
      <text:p text:style-name="P2">    <text:span text:style-name="T7">justify-self</text:span><text:span text:style-name="T2">: </text:span><text:span text:style-name="T4">center</text:span><text:span text:style-name="T2">;</text:span></text:p>
      <text:p text:style-name="P2">    <text:span text:style-name="T7">padding-bottom</text:span><text:span text:style-name="T2">: </text:span><text:span text:style-name="T3">1</text:span><text:span text:style-name="T5">rem</text:span><text:span text:style-name="T2">;</text:span></text:p>
      <text:p text:style-name="P1">}</text:p>
      <text:p text:style-name="P3"/>
      <text:p text:style-name="P1"><text:span text:style-name="T6">section</text:span> <text:span text:style-name="T1">.conoceme</text:span> <text:span text:style-name="T1">.conoceme_texto</text:span> {</text:p>
      <text:p text:style-name="P2">    <text:span text:style-name="T7">position</text:span><text:span text:style-name="T2">: </text:span><text:span text:style-name="T4">relative</text:span><text:span text:style-name="T2">;</text:span></text:p>
      <text:p text:style-name="P2">    <text:span text:style-name="T7">justify-content</text:span><text:span text:style-name="T2">: </text:span><text:span text:style-name="T4">center</text:span><text:span text:style-name="T2">;</text:span></text:p>
      <text:p text:style-name="P2">    <text:span text:style-name="T7">align-items</text:span><text:span text:style-name="T2">:</text:span><text:span text:style-name="T4">center</text:span><text:span text:style-name="T2">;</text:span></text:p>
      <text:p text:style-name="P2">    <text:span text:style-name="T7">text-align</text:span><text:span text:style-name="T2">: </text:span><text:span text:style-name="T4">justify</text:span><text:span text:style-name="T2">;</text:span></text:p>
      <text:p text:style-name="P1"><text:soft-page-break/>}</text:p>
      <text:p text:style-name="P5">/* section .conoceme .conoceme_texto p {</text:p>
      <text:p text:style-name="P6">    <text:span text:style-name="T2">text-align: justify;</text:span></text:p>
      <text:p text:style-name="P6">    <text:span text:style-name="T2">position: relative;</text:span></text:p>
      <text:p text:style-name="P5">}</text:p>
      <text:p text:style-name="P5">section .conoceme .conoceme_foto {</text:p>
      <text:p text:style-name="P6">   <text:span text:style-name="T2">align-self: end; </text:span></text:p>
      <text:p text:style-name="P5">}  */</text:p>
      <text:p text:style-name="P7"><text:line-break/></text:p>
      <text:p text:style-name="P1"><text:span text:style-name="T1">.foto</text:span> {</text:p>
      <text:p text:style-name="P2">    <text:span text:style-name="T7">width</text:span><text:span text:style-name="T2">: </text:span><text:span text:style-name="T3">40</text:span><text:span text:style-name="T5">vw</text:span><text:span text:style-name="T2">;</text:span></text:p>
      <text:p text:style-name="P2">    <text:span text:style-name="T7">border</text:span><text:span text:style-name="T2">: </text:span><text:span text:style-name="T4">solid</text:span><text:span text:style-name="T2">;</text:span></text:p>
      <text:p text:style-name="P2">    <text:span text:style-name="T7">border-radius</text:span><text:span text:style-name="T2">: </text:span><text:span text:style-name="T3">20</text:span><text:span text:style-name="T5">px</text:span><text:span text:style-name="T2">;</text:span></text:p>
      <text:p text:style-name="P2">    <text:span text:style-name="T7">border-color</text:span><text:span text:style-name="T2">: </text:span><text:span text:style-name="T3">#ec008c</text:span><text:span text:style-name="T2">;</text:span></text:p>
      <text:p text:style-name="P2">    <text:span text:style-name="T7">box-shadow</text:span><text:span text:style-name="T2">: </text:span><text:span text:style-name="T3">2</text:span><text:span text:style-name="T5">px</text:span><text:span text:style-name="T2"> </text:span><text:span text:style-name="T3">2</text:span><text:span text:style-name="T5">px</text:span><text:span text:style-name="T2"> </text:span><text:span text:style-name="T3">4</text:span><text:span text:style-name="T5">px</text:span><text:span text:style-name="T2"> </text:span><text:span text:style-name="T3">#ad0f73</text:span><text:span text:style-name="T2">;</text:span></text:p>
      <text:p text:style-name="P3"/>
      <text:p text:style-name="P1">}</text:p>
      <text:p text:style-name="P3"/>
      <text:p text:style-name="P1"><text:span text:style-name="T6">section</text:span> <text:span text:style-name="T1">.conoceme</text:span> <text:span text:style-name="T1">.conoceme_boton</text:span> {</text:p>
      <text:p text:style-name="P2">    <text:span text:style-name="T7">color</text:span><text:span text:style-name="T2">: </text:span><text:span text:style-name="T4">var</text:span><text:span text:style-name="T2">(--Noche);</text:span></text:p>
      <text:p text:style-name="P2">    <text:span text:style-name="T7">font-family</text:span><text:span text:style-name="T2">: Krub, </text:span><text:span text:style-name="T8">"Trebuchet MS"</text:span><text:span text:style-name="T2">;</text:span></text:p>
      <text:p text:style-name="P2">    <text:span text:style-name="T7">font-size</text:span><text:span text:style-name="T2">: </text:span><text:span text:style-name="T3">1</text:span><text:span text:style-name="T5">rem</text:span><text:span text:style-name="T2">;</text:span></text:p>
      <text:p text:style-name="P2">    <text:span text:style-name="T7">font-weight</text:span><text:span text:style-name="T2">: </text:span><text:span text:style-name="T3">800</text:span><text:span text:style-name="T2">; </text:span></text:p>
      <text:p text:style-name="P2">    <text:span text:style-name="T7">background-color</text:span><text:span text:style-name="T2">: </text:span><text:span text:style-name="T4">var</text:span><text:span text:style-name="T2">(--Fucsia);</text:span></text:p>
      <text:p text:style-name="P2">    <text:span text:style-name="T7">border</text:span><text:span text:style-name="T2">: </text:span><text:span text:style-name="T4">solid</text:span><text:span text:style-name="T2">;</text:span></text:p>
      <text:p text:style-name="P2">    <text:span text:style-name="T7">border-radius</text:span><text:span text:style-name="T2">: </text:span><text:span text:style-name="T3">50</text:span><text:span text:style-name="T5">px</text:span><text:span text:style-name="T2">;</text:span></text:p>
      <text:p text:style-name="P2">    <text:span text:style-name="T7">border-width</text:span><text:span text:style-name="T2">: </text:span><text:span text:style-name="T3">1</text:span><text:span text:style-name="T5">px</text:span><text:span text:style-name="T2">;</text:span></text:p>
      <text:p text:style-name="P2">    <text:span text:style-name="T7">border-color</text:span><text:span text:style-name="T2">: </text:span><text:span text:style-name="T4">var</text:span><text:span text:style-name="T2">(--Rosa);</text:span></text:p>
      <text:p text:style-name="P2">    <text:span text:style-name="T7">margin-left</text:span><text:span text:style-name="T2">: </text:span><text:span text:style-name="T3">40</text:span><text:span text:style-name="T5">%</text:span><text:span text:style-name="T2">;</text:span></text:p>
      <text:p text:style-name="P1">}</text:p>
      <text:p text:style-name="P1"><text:span text:style-name="T6">section</text:span> <text:span text:style-name="T1">.conoceme</text:span> <text:span text:style-name="T1">.conoceme_boton:hover</text:span> {</text:p>
      <text:p text:style-name="P2">    <text:span text:style-name="T7">transform</text:span><text:span text:style-name="T2">: </text:span><text:span text:style-name="T4">scale</text:span><text:span text:style-name="T2">(</text:span><text:span text:style-name="T3">1.10</text:span><text:span text:style-name="T2">);</text:span></text:p>
      <text:p text:style-name="P2">    <text:span text:style-name="T7">color</text:span><text:span text:style-name="T2">: </text:span><text:span text:style-name="T3">#f20779</text:span><text:span text:style-name="T2">;</text:span></text:p>
      <text:p text:style-name="P2">    <text:span text:style-name="T7">background-color</text:span><text:span text:style-name="T2">: </text:span><text:span text:style-name="T4">var</text:span><text:span text:style-name="T2">(--Noche);</text:span></text:p>
      <text:p text:style-name="P1">}</text:p>
      <text:p text:style-name="P3"/>
      <text:p text:style-name="P5">/* SECCIÓN DE SEPARACIÓN */</text:p>
      <text:p text:style-name="P1"><text:span text:style-name="T1">.separador</text:span> {</text:p>
      <text:p text:style-name="P2">    <text:span text:style-name="T7">display</text:span><text:span text:style-name="T2">: </text:span><text:span text:style-name="T4">grid</text:span><text:span text:style-name="T2">;</text:span></text:p>
      <text:p text:style-name="P2">    <text:span text:style-name="T7">justify-content</text:span><text:span text:style-name="T2">: </text:span><text:span text:style-name="T4">center</text:span><text:span text:style-name="T2">;</text:span></text:p>
      <text:p text:style-name="P2">    <text:span text:style-name="T7">align-items</text:span><text:span text:style-name="T2">: </text:span><text:span text:style-name="T4">center</text:span><text:span text:style-name="T2">;</text:span></text:p>
      <text:p text:style-name="P2">    <text:span text:style-name="T7">min-width</text:span><text:span text:style-name="T2">: </text:span><text:span text:style-name="T3">100</text:span><text:span text:style-name="T5">vw</text:span><text:span text:style-name="T2">;</text:span></text:p>
      <text:p text:style-name="P2">    <text:span text:style-name="T7">max-height</text:span><text:span text:style-name="T2">: </text:span><text:span text:style-name="T3">40</text:span><text:span text:style-name="T5">vw</text:span><text:span text:style-name="T2">;</text:span></text:p>
      <text:p text:style-name="P1">}</text:p>
      <text:p text:style-name="P3"/>
      <text:p text:style-name="P5">/* PÁGINA DE MIS TEMAS */</text:p>
      <text:p text:style-name="P3"/>
      <text:p text:style-name="P1"><text:span text:style-name="T1">.h2_MT</text:span> {</text:p>
      <text:p text:style-name="P2">    <text:span text:style-name="T7">text-align</text:span><text:span text:style-name="T2">: </text:span><text:span text:style-name="T4">center</text:span><text:span text:style-name="T2">;</text:span></text:p>
      <text:p text:style-name="P3"/>
      <text:p text:style-name="P1">}</text:p>
      <text:p text:style-name="P3"/>
      <text:p text:style-name="P5">/* ESTILOS SINTETIZADOR */</text:p>
      <text:p text:style-name="P7"><text:soft-page-break/><text:line-break/></text:p>
      <text:p text:style-name="P1"><text:span text:style-name="T1">#main-synth-wrapper</text:span> {</text:p>
      <text:p text:style-name="P2">    <text:span text:style-name="T7">background</text:span><text:span text:style-name="T2">: </text:span><text:span text:style-name="T3">#1a1a1a</text:span><text:span text:style-name="T2">;</text:span></text:p>
      <text:p text:style-name="P2">    <text:span text:style-name="T7">background</text:span><text:span text:style-name="T2">: </text:span><text:span text:style-name="T3">#393d3d</text:span><text:span text:style-name="T2">;</text:span></text:p>
      <text:p text:style-name="P2">    <text:span text:style-name="T7">background</text:span><text:span text:style-name="T2">: </text:span><text:span text:style-name="T4">linear-gradient</text:span><text:span text:style-name="T2">(</text:span><text:span text:style-name="T3">90</text:span><text:span text:style-name="T5">deg</text:span><text:span text:style-name="T2">,</text:span><text:span text:style-name="T4">rgba</text:span><text:span text:style-name="T2">(</text:span><text:span text:style-name="T3">57</text:span><text:span text:style-name="T2">, </text:span><text:span text:style-name="T3">61</text:span><text:span text:style-name="T2">, </text:span><text:span text:style-name="T3">61</text:span><text:span text:style-name="T2">, </text:span><text:span text:style-name="T3">1</text:span><text:span text:style-name="T2">) </text:span><text:span text:style-name="T3">0</text:span><text:span text:style-name="T5">%</text:span><text:span text:style-name="T2">, </text:span><text:span text:style-name="T4">rgba</text:span><text:span text:style-name="T2">(</text:span><text:span text:style-name="T3">0</text:span><text:span text:style-name="T2">, </text:span><text:span text:style-name="T3">0</text:span><text:span text:style-name="T2">, </text:span><text:span text:style-name="T3">0</text:span><text:span text:style-name="T2">, </text:span><text:span text:style-name="T3">1</text:span><text:span text:style-name="T2">) </text:span><text:span text:style-name="T3">50</text:span><text:span text:style-name="T5">%</text:span><text:span text:style-name="T2">, </text:span><text:span text:style-name="T4">rgba</text:span><text:span text:style-name="T2">(</text:span><text:span text:style-name="T3">74</text:span><text:span text:style-name="T2">, </text:span><text:span text:style-name="T3">74</text:span><text:span text:style-name="T2">, </text:span><text:span text:style-name="T3">72</text:span><text:span text:style-name="T2">, </text:span><text:span text:style-name="T3">1</text:span><text:span text:style-name="T2">) </text:span><text:span text:style-name="T3">100</text:span><text:span text:style-name="T5">%</text:span><text:span text:style-name="T2">);</text:span></text:p>
      <text:p text:style-name="P2">    <text:span text:style-name="T7">justify-self</text:span><text:span text:style-name="T2">: </text:span><text:span text:style-name="T4">center</text:span><text:span text:style-name="T2">;</text:span></text:p>
      <text:p text:style-name="P2">    <text:span text:style-name="T7">flex-direction</text:span><text:span text:style-name="T2">: </text:span><text:span text:style-name="T4">column</text:span><text:span text:style-name="T2">;</text:span></text:p>
      <text:p text:style-name="P2">    <text:span text:style-name="T7">display</text:span><text:span text:style-name="T2">: </text:span><text:span text:style-name="T4">flex</text:span><text:span text:style-name="T2">;</text:span></text:p>
      <text:p text:style-name="P2">    <text:span text:style-name="T7">align-items</text:span><text:span text:style-name="T2">: </text:span><text:span text:style-name="T4">center</text:span><text:span text:style-name="T2">;</text:span></text:p>
      <text:p text:style-name="P2">    <text:span text:style-name="T7">max-width</text:span><text:span text:style-name="T2">: </text:span><text:span text:style-name="T3">80</text:span><text:span text:style-name="T5">vw</text:span><text:span text:style-name="T2">;</text:span></text:p>
      <text:p text:style-name="P2">    <text:span text:style-name="T7">min-height</text:span><text:span text:style-name="T2">:</text:span><text:span text:style-name="T4">max-content</text:span><text:span text:style-name="T2">;</text:span></text:p>
      <text:p text:style-name="P2">    <text:span text:style-name="T7">border</text:span><text:span text:style-name="T2">: </text:span><text:span text:style-name="T4">solid</text:span><text:span text:style-name="T2">;</text:span></text:p>
      <text:p text:style-name="P2">    <text:span text:style-name="T7">border-color</text:span><text:span text:style-name="T2">: </text:span><text:span text:style-name="T4">var</text:span><text:span text:style-name="T2">(--Gris);</text:span></text:p>
      <text:p text:style-name="P2">    <text:span text:style-name="T7">border-radius</text:span><text:span text:style-name="T2">: </text:span><text:span text:style-name="T3">5</text:span><text:span text:style-name="T5">px</text:span><text:span text:style-name="T2">;</text:span></text:p>
      <text:p text:style-name="P2">    <text:span text:style-name="T7">border-width</text:span><text:span text:style-name="T2">: </text:span><text:span text:style-name="T3">2</text:span><text:span text:style-name="T5">px</text:span><text:span text:style-name="T2">;</text:span></text:p>
      <text:p text:style-name="P2">    <text:span text:style-name="T7">padding-top</text:span><text:span text:style-name="T2">: </text:span><text:span text:style-name="T3">10</text:span><text:span text:style-name="T5">px</text:span><text:span text:style-name="T2">;</text:span></text:p>
      <text:p text:style-name="P2">    <text:span text:style-name="T7">padding-bottom</text:span><text:span text:style-name="T2">: </text:span><text:span text:style-name="T3">0</text:span><text:span text:style-name="T2">;</text:span></text:p>
      <text:p text:style-name="P2">    <text:span text:style-name="T7">box-shadow</text:span><text:span text:style-name="T2">: </text:span><text:span text:style-name="T3">5</text:span><text:span text:style-name="T5">px</text:span><text:span text:style-name="T2"> </text:span><text:span text:style-name="T3">5</text:span><text:span text:style-name="T5">px</text:span><text:span text:style-name="T2"> </text:span><text:span text:style-name="T3">7</text:span><text:span text:style-name="T5">px</text:span><text:span text:style-name="T2"> </text:span><text:span text:style-name="T3">#393d3d</text:span><text:span text:style-name="T2">;   </text:span></text:p>
      <text:p text:style-name="P3"/>
      <text:p text:style-name="P1">}</text:p>
      <text:p text:style-name="P3"/>
      <text:p text:style-name="P1"><text:span text:style-name="T1">#contenedor_sintetizador</text:span> {</text:p>
      <text:p text:style-name="P3"/>
      <text:p text:style-name="P2">    <text:span text:style-name="T7">display</text:span><text:span text:style-name="T2">: </text:span><text:span text:style-name="T4">flex</text:span><text:span text:style-name="T2">;</text:span></text:p>
      <text:p text:style-name="P2">    <text:span text:style-name="T7">flex-direction</text:span><text:span text:style-name="T2">: </text:span><text:span text:style-name="T4">column</text:span><text:span text:style-name="T2">;</text:span></text:p>
      <text:p text:style-name="P2">    <text:span text:style-name="T7">columns</text:span><text:span text:style-name="T2">: </text:span><text:span text:style-name="T3">2</text:span><text:span text:style-name="T2">;</text:span></text:p>
      <text:p text:style-name="P2">    <text:span text:style-name="T7">align-items</text:span><text:span text:style-name="T2">: </text:span><text:span text:style-name="T4">center</text:span><text:span text:style-name="T2">;</text:span></text:p>
      <text:p text:style-name="P2">    </text:p>
      <text:p text:style-name="P2">    <text:span text:style-name="T9">/* box-sizing: border-box; */</text:span></text:p>
      <text:p text:style-name="P1">}</text:p>
      <text:p text:style-name="P3"/>
      <text:p text:style-name="P5">/* #title {</text:p>
      <text:p text:style-name="P6">  <text:span text:style-name="T2">background-color: #1a1a1a;</text:span></text:p>
      <text:p text:style-name="P6">  <text:span text:style-name="T2">padding: calc(20 / var(--design-width) * 100vw);</text:span></text:p>
      <text:p text:style-name="P6">  <text:span text:style-name="T2">border-radius: calc(20 / var(--design-width) * 100vw);</text:span></text:p>
      <text:p text:style-name="P6">  <text:span text:style-name="T2">color: #f20779;</text:span></text:p>
      <text:p text:style-name="P6">  <text:span text:style-name="T2">width: calc(820 / var(--design-width) * 100vw);</text:span></text:p>
      <text:p text:style-name="P6">  <text:span text:style-name="T2">max-width: 90%;</text:span></text:p>
      <text:p text:style-name="P6">  <text:span text:style-name="T2">margin-bottom: calc(40 / var(--design-width) * 100vw);</text:span></text:p>
      <text:p text:style-name="P6">  <text:span text:style-name="T2">text-align: center;</text:span></text:p>
      <text:p text:style-name="P6">  <text:span text:style-name="T2">box-sizing: border-box;</text:span></text:p>
      <text:p text:style-name="P5">}</text:p>
      <text:p text:style-name="P3"/>
      <text:p text:style-name="P5">#title h1 {</text:p>
      <text:p text:style-name="P6">  <text:span text:style-name="T2">font-size: calc(40 / var(--design-width) * 100vw);</text:span></text:p>
      <text:p text:style-name="P6">  <text:span text:style-name="T2">margin: 0;</text:span></text:p>
      <text:p text:style-name="P5">} */</text:p>
      <text:p text:style-name="P3"/>
      <text:p text:style-name="P1"><text:span text:style-name="T1">#padContainer</text:span> {</text:p>
      <text:p text:style-name="P2">    <text:span text:style-name="T7">display</text:span><text:span text:style-name="T2">: </text:span><text:span text:style-name="T4">flex</text:span><text:span text:style-name="T2">;</text:span></text:p>
      <text:p text:style-name="P3"/>
      <text:p text:style-name="P2"><text:soft-page-break/>    <text:span text:style-name="T7">gap</text:span><text:span text:style-name="T2">: </text:span><text:span text:style-name="T3">0.5</text:span><text:span text:style-name="T5">%</text:span><text:span text:style-name="T2">;    </text:span></text:p>
      <text:p text:style-name="P2">    <text:span text:style-name="T7">margin-bottom</text:span><text:span text:style-name="T2">:</text:span><text:span text:style-name="T3">5</text:span><text:span text:style-name="T5">%</text:span><text:span text:style-name="T2">;</text:span></text:p>
      <text:p text:style-name="P2">    <text:span text:style-name="T7">justify-content</text:span><text:span text:style-name="T2">: </text:span><text:span text:style-name="T4">center</text:span><text:span text:style-name="T2">;</text:span></text:p>
      <text:p text:style-name="P2">    <text:span text:style-name="T7">align-items</text:span><text:span text:style-name="T2">: </text:span><text:span text:style-name="T4">center</text:span><text:span text:style-name="T2">;</text:span></text:p>
      <text:p text:style-name="P1">}</text:p>
      <text:p text:style-name="P3"/>
      <text:p text:style-name="P1"><text:span text:style-name="T1">#ruedas</text:span> {</text:p>
      <text:p text:style-name="P2">    <text:span text:style-name="T7">display</text:span><text:span text:style-name="T2">: </text:span><text:span text:style-name="T4">flex</text:span><text:span text:style-name="T2">;    </text:span></text:p>
      <text:p text:style-name="P2">    <text:span text:style-name="T7">flex-direction</text:span><text:span text:style-name="T2">: </text:span><text:span text:style-name="T4">row</text:span><text:span text:style-name="T2">;</text:span></text:p>
      <text:p text:style-name="P2">    <text:span text:style-name="T7">justify-content</text:span><text:span text:style-name="T2">: </text:span><text:span text:style-name="T4">space-around</text:span><text:span text:style-name="T2">;</text:span></text:p>
      <text:p text:style-name="P2">    <text:span text:style-name="T7">align-items</text:span><text:span text:style-name="T2">: </text:span><text:span text:style-name="T4">center</text:span><text:span text:style-name="T2">;</text:span></text:p>
      <text:p text:style-name="P2">    <text:span text:style-name="T7">margin-bottom</text:span><text:span text:style-name="T2">: </text:span><text:span text:style-name="T3">5</text:span><text:span text:style-name="T5">%</text:span><text:span text:style-name="T2">;</text:span></text:p>
      <text:p text:style-name="P1">}</text:p>
      <text:p text:style-name="P3"/>
      <text:p text:style-name="P1"><text:span text:style-name="T1">.rueda_iz</text:span> {</text:p>
      <text:p text:style-name="P2">    <text:span text:style-name="T7">width</text:span><text:span text:style-name="T2">: </text:span><text:span text:style-name="T3">4</text:span><text:span text:style-name="T5">vw</text:span><text:span text:style-name="T2">;</text:span></text:p>
      <text:p text:style-name="P2">    <text:span text:style-name="T7">height</text:span><text:span text:style-name="T2">: </text:span><text:span text:style-name="T3">4</text:span><text:span text:style-name="T5">vw</text:span><text:span text:style-name="T2">;</text:span></text:p>
      <text:p text:style-name="P2">    <text:span text:style-name="T7">border-color</text:span><text:span text:style-name="T2">: </text:span><text:span text:style-name="T3">#8A018C</text:span><text:span text:style-name="T2">;</text:span></text:p>
      <text:p text:style-name="P2">    <text:span text:style-name="T9">/* margin-left: 30px;</text:span></text:p>
      <text:p text:style-name="P6">    <text:span text:style-name="T2">margin-bottom: 10PX; */</text:span></text:p>
      <text:p text:style-name="P2">    <text:span text:style-name="T7">border</text:span><text:span text:style-name="T2">: </text:span><text:span text:style-name="T4">solid</text:span><text:span text:style-name="T2">;</text:span></text:p>
      <text:p text:style-name="P2">    <text:span text:style-name="T7">border-width</text:span><text:span text:style-name="T2">: </text:span><text:span text:style-name="T3">1.5</text:span><text:span text:style-name="T5">px</text:span><text:span text:style-name="T2">;</text:span></text:p>
      <text:p text:style-name="P2">    <text:span text:style-name="T7">border-radius</text:span><text:span text:style-name="T2">: </text:span><text:span text:style-name="T3">45</text:span><text:span text:style-name="T5">px</text:span><text:span text:style-name="T2">;</text:span></text:p>
      <text:p text:style-name="P2">    <text:span text:style-name="T9">/* background: #bf009f;</text:span></text:p>
      <text:p text:style-name="P5">background: linear-gradient(90deg, rgba(191, 0, 159, 1) 50%, rgba(245, 176, 243, 1) 53%, rgba(250, 0, 250, 1) 100%); */</text:p>
      <text:p text:style-name="P4"/>
      <text:p text:style-name="P2">    <text:span text:style-name="T9">/* background: #fb3fe2;</text:span></text:p>
      <text:p text:style-name="P6">    <text:span text:style-name="T2">background: radial-gradient(circle, rgba(251, 63, 226, 1) 19%, rgba(252, 70, 107, 1) 35%); */</text:span></text:p>
      <text:p text:style-name="P2">    <text:span text:style-name="T7">transition</text:span><text:span text:style-name="T2">: transform </text:span><text:span text:style-name="T3">2</text:span><text:span text:style-name="T5">s</text:span><text:span text:style-name="T2">;</text:span></text:p>
      <text:p text:style-name="P3"/>
      <text:p text:style-name="P2">    <text:span text:style-name="T7">background</text:span><text:span text:style-name="T2">: </text:span><text:span text:style-name="T3">#f373f5</text:span><text:span text:style-name="T2">;</text:span></text:p>
      <text:p text:style-name="P1"><text:span text:style-name="T11">background</text:span>: <text:span text:style-name="T12">linear-gradient</text:span>(<text:span text:style-name="T13">0</text:span><text:span text:style-name="T6">deg</text:span>, <text:span text:style-name="T12">rgba</text:span>(<text:span text:style-name="T13">243</text:span>, <text:span text:style-name="T13">115</text:span>, <text:span text:style-name="T13">245</text:span>, <text:span text:style-name="T13">1</text:span>) <text:span text:style-name="T13">0</text:span><text:span text:style-name="T6">%</text:span>, <text:span text:style-name="T12">rgba</text:span>(<text:span text:style-name="T13">176</text:span>, <text:span text:style-name="T13">7</text:span>, <text:span text:style-name="T13">176</text:span>, <text:span text:style-name="T13">1</text:span>) <text:span text:style-name="T13">34</text:span><text:span text:style-name="T6">%</text:span>);</text:p>
      <text:p text:style-name="P2">    </text:p>
      <text:p text:style-name="P1">}</text:p>
      <text:p text:style-name="P3"/>
      <text:p text:style-name="P1"><text:span text:style-name="T1">.rueda_iz:hover</text:span> {</text:p>
      <text:p text:style-name="P2">    <text:span text:style-name="T7">transform</text:span><text:span text:style-name="T2">: </text:span><text:span text:style-name="T4">rotate</text:span><text:span text:style-name="T2">(</text:span><text:span text:style-name="T3">360</text:span><text:span text:style-name="T5">deg</text:span><text:span text:style-name="T2">);</text:span></text:p>
      <text:p text:style-name="P1">}</text:p>
      <text:p text:style-name="P4"/>
      <text:p text:style-name="P1"><text:span text:style-name="T1">.pad</text:span> {</text:p>
      <text:p text:style-name="P2">    <text:span text:style-name="T7">width</text:span><text:span text:style-name="T2">: </text:span><text:span text:style-name="T3">16</text:span><text:span text:style-name="T5">%</text:span><text:span text:style-name="T2">;</text:span></text:p>
      <text:p text:style-name="P2">    <text:span text:style-name="T7">height</text:span><text:span text:style-name="T2">: </text:span><text:span text:style-name="T3">18</text:span><text:span text:style-name="T5">%</text:span><text:span text:style-name="T2">;</text:span></text:p>
      <text:p text:style-name="P2">    <text:span text:style-name="T7">margin-left</text:span><text:span text:style-name="T2">: </text:span><text:span text:style-name="T3">1</text:span><text:span text:style-name="T5">%</text:span><text:span text:style-name="T2">;</text:span></text:p>
      <text:p text:style-name="P2">    <text:span text:style-name="T7">margin-right</text:span><text:span text:style-name="T2">: </text:span><text:span text:style-name="T3">1</text:span><text:span text:style-name="T5">%</text:span><text:span text:style-name="T2">;</text:span></text:p>
      <text:p text:style-name="P2">    <text:span text:style-name="T7">cursor</text:span><text:span text:style-name="T2">: </text:span><text:span text:style-name="T4">pointer</text:span><text:span text:style-name="T2">;</text:span></text:p>
      <text:p text:style-name="P2">    <text:span text:style-name="T7">border</text:span><text:span text:style-name="T2">: </text:span><text:span text:style-name="T4">solid</text:span><text:span text:style-name="T2">;</text:span></text:p>
      <text:p text:style-name="P2">    <text:span text:style-name="T7">border-color</text:span><text:span text:style-name="T2">:</text:span><text:span text:style-name="T3">#f20779</text:span><text:span text:style-name="T2">;</text:span></text:p>
      <text:p text:style-name="P2">    <text:span text:style-name="T7">border-radius</text:span><text:span text:style-name="T2">: </text:span><text:span text:style-name="T3">10</text:span><text:span text:style-name="T5">px</text:span><text:span text:style-name="T2">;</text:span></text:p>
      <text:p text:style-name="P2">    <text:span text:style-name="T7">background</text:span><text:span text:style-name="T2">: </text:span><text:span text:style-name="T4">black</text:span><text:span text:style-name="T2">;</text:span></text:p>
      <text:p text:style-name="P2">    <text:span text:style-name="T7">transition</text:span><text:span text:style-name="T2">: transform </text:span><text:span text:style-name="T3">0.2</text:span><text:span text:style-name="T5">s</text:span><text:span text:style-name="T2">, background-color </text:span><text:span text:style-name="T3">0.3</text:span><text:span text:style-name="T5">s</text:span><text:span text:style-name="T2">;</text:span></text:p>
      <text:p text:style-name="P2">    <text:span text:style-name="T7">position</text:span><text:span text:style-name="T2">: </text:span><text:span text:style-name="T4">relative</text:span><text:span text:style-name="T2">;</text:span></text:p>
      <text:p text:style-name="P2"><text:soft-page-break/>    <text:span text:style-name="T7">overflow</text:span><text:span text:style-name="T2">: </text:span><text:span text:style-name="T4">hidden</text:span><text:span text:style-name="T2">;</text:span></text:p>
      <text:p text:style-name="P2">    <text:span text:style-name="T7">display</text:span><text:span text:style-name="T2">: </text:span><text:span text:style-name="T4">flex</text:span><text:span text:style-name="T2">;</text:span></text:p>
      <text:p text:style-name="P2">    <text:span text:style-name="T7">flex-direction</text:span><text:span text:style-name="T2">: </text:span><text:span text:style-name="T4">column</text:span><text:span text:style-name="T2">;</text:span></text:p>
      <text:p text:style-name="P2">    <text:span text:style-name="T7">justify-content</text:span><text:span text:style-name="T2">: </text:span><text:span text:style-name="T4">center</text:span><text:span text:style-name="T2">;</text:span></text:p>
      <text:p text:style-name="P2">    <text:span text:style-name="T7">align-items</text:span><text:span text:style-name="T2">: </text:span><text:span text:style-name="T4">center</text:span><text:span text:style-name="T2">;</text:span></text:p>
      <text:p text:style-name="P2">    <text:span text:style-name="T7">text-align</text:span><text:span text:style-name="T2">: </text:span><text:span text:style-name="T4">center</text:span><text:span text:style-name="T2">;</text:span></text:p>
      <text:p text:style-name="P2">    <text:span text:style-name="T7">padding</text:span><text:span text:style-name="T2">:</text:span><text:span text:style-name="T3">1</text:span><text:span text:style-name="T5">%</text:span><text:span text:style-name="T2">;</text:span></text:p>
      <text:p text:style-name="P2">    </text:p>
      <text:p text:style-name="P2">    </text:p>
      <text:p text:style-name="P1">}</text:p>
      <text:p text:style-name="P3"/>
      <text:p text:style-name="P1"><text:span text:style-name="T1">.pad:hover</text:span> {</text:p>
      <text:p text:style-name="P2">    <text:span text:style-name="T7">transform</text:span><text:span text:style-name="T2">: </text:span><text:span text:style-name="T4">scale</text:span><text:span text:style-name="T2">(</text:span><text:span text:style-name="T3">1.05</text:span><text:span text:style-name="T2">);</text:span></text:p>
      <text:p text:style-name="P1">}</text:p>
      <text:p text:style-name="P3"/>
      <text:p text:style-name="P1"><text:span text:style-name="T1">.pad.active</text:span> {</text:p>
      <text:p text:style-name="P2">    <text:span text:style-name="T7">background-color</text:span><text:span text:style-name="T2">: </text:span><text:span text:style-name="T3">#ec008ecc</text:span><text:span text:style-name="T2">;</text:span></text:p>
      <text:p text:style-name="P1">}</text:p>
      <text:p text:style-name="P3"/>
      <text:p text:style-name="P1"><text:span text:style-name="T1">.pad</text:span> <text:span text:style-name="T6">img</text:span> {</text:p>
      <text:p text:style-name="P2">    <text:span text:style-name="T7">width</text:span><text:span text:style-name="T2">: </text:span><text:span text:style-name="T3">10</text:span><text:span text:style-name="T5">vw</text:span><text:span text:style-name="T2">;</text:span></text:p>
      <text:p text:style-name="P2">    <text:span text:style-name="T7">height</text:span><text:span text:style-name="T2">: </text:span><text:span text:style-name="T3">10</text:span><text:span text:style-name="T5">vw</text:span><text:span text:style-name="T2">;</text:span></text:p>
      <text:p text:style-name="P2">    <text:span text:style-name="T9">/* object-fit: cover; */</text:span></text:p>
      <text:p text:style-name="P2">    <text:span text:style-name="T7">opacity</text:span><text:span text:style-name="T2">: </text:span><text:span text:style-name="T3">0.8</text:span><text:span text:style-name="T2">;</text:span></text:p>
      <text:p text:style-name="P2">    <text:span text:style-name="T7">border-radius</text:span><text:span text:style-name="T2">: </text:span><text:span text:style-name="T3">5</text:span><text:span text:style-name="T5">px</text:span><text:span text:style-name="T2">;</text:span></text:p>
      <text:p text:style-name="P1">}</text:p>
      <text:p text:style-name="P3"/>
      <text:p text:style-name="P1"><text:span text:style-name="T1">.pad</text:span> <text:span text:style-name="T6">span</text:span> {</text:p>
      <text:p text:style-name="P2">    <text:span text:style-name="T7">font-size</text:span><text:span text:style-name="T2">:</text:span><text:span text:style-name="T3">1</text:span><text:span text:style-name="T5">rem</text:span><text:span text:style-name="T2">;</text:span></text:p>
      <text:p text:style-name="P2">    <text:span text:style-name="T7">padding-top</text:span><text:span text:style-name="T2">:</text:span><text:span text:style-name="T3">5</text:span><text:span text:style-name="T5">px</text:span><text:span text:style-name="T2"> ;</text:span></text:p>
      <text:p text:style-name="P2">    <text:span text:style-name="T7">color</text:span><text:span text:style-name="T2">: </text:span><text:span text:style-name="T4">var</text:span><text:span text:style-name="T2">(--Celeste);</text:span></text:p>
      <text:p text:style-name="P2">    <text:span text:style-name="T7">font-weight</text:span><text:span text:style-name="T2">: </text:span><text:span text:style-name="T4">bolder</text:span><text:span text:style-name="T2">;</text:span></text:p>
      <text:p text:style-name="P2">    <text:span text:style-name="T7">text-shadow</text:span><text:span text:style-name="T2">: </text:span><text:span text:style-name="T3">3</text:span><text:span text:style-name="T5">px</text:span><text:span text:style-name="T2"> </text:span><text:span text:style-name="T3">3</text:span><text:span text:style-name="T5">px</text:span><text:span text:style-name="T2"> </text:span><text:span text:style-name="T3">5</text:span><text:span text:style-name="T5">px</text:span><text:span text:style-name="T2"> </text:span><text:span text:style-name="T4">black</text:span><text:span text:style-name="T2">;</text:span></text:p>
      <text:p text:style-name="P2">    <text:span text:style-name="T7">white-space</text:span><text:span text:style-name="T2">: </text:span><text:span text:style-name="T4">nowrap</text:span><text:span text:style-name="T2">;</text:span></text:p>
      <text:p text:style-name="P2">    <text:span text:style-name="T7">overflow</text:span><text:span text:style-name="T2">: </text:span><text:span text:style-name="T4">hidden</text:span><text:span text:style-name="T2">;</text:span></text:p>
      <text:p text:style-name="P2">    <text:span text:style-name="T7">text-overflow</text:span><text:span text:style-name="T2">:</text:span><text:span text:style-name="T4">ellipsis</text:span><text:span text:style-name="T2">;</text:span></text:p>
      <text:p text:style-name="P2">    <text:span text:style-name="T7">max-width</text:span><text:span text:style-name="T2">: </text:span><text:span text:style-name="T3">100</text:span><text:span text:style-name="T5">%</text:span><text:span text:style-name="T2">;</text:span></text:p>
      <text:p text:style-name="P2">    <text:span text:style-name="T7">background</text:span><text:span text:style-name="T2">: </text:span><text:span text:style-name="T4">none</text:span><text:span text:style-name="T2">;</text:span></text:p>
      <text:p text:style-name="P4"/>
      <text:p text:style-name="P1">}</text:p>
      <text:p text:style-name="P3"/>
      <text:p text:style-name="P1"><text:span text:style-name="T1">#keyboard</text:span> {</text:p>
      <text:p text:style-name="P2">    <text:span text:style-name="T7">position</text:span><text:span text:style-name="T2">: </text:span><text:span text:style-name="T4">relative</text:span><text:span text:style-name="T2">;</text:span></text:p>
      <text:p text:style-name="P2">    <text:span text:style-name="T7">width</text:span><text:span text:style-name="T2">: </text:span><text:span text:style-name="T3">65</text:span><text:span text:style-name="T5">vw</text:span><text:span text:style-name="T2">;</text:span></text:p>
      <text:p text:style-name="P2">    <text:span text:style-name="T7">height</text:span><text:span text:style-name="T2">: </text:span><text:span text:style-name="T3">25</text:span><text:span text:style-name="T5">vw</text:span><text:span text:style-name="T2">;</text:span></text:p>
      <text:p text:style-name="P2">    <text:span text:style-name="T9">/* width: calc(1000 / var(--design-width) * 100vw); */</text:span></text:p>
      <text:p text:style-name="P2">    <text:span text:style-name="T7">min-width</text:span><text:span text:style-name="T2">: </text:span><text:span text:style-name="T3">550</text:span><text:span text:style-name="T5">px</text:span><text:span text:style-name="T2">;</text:span></text:p>
      <text:p text:style-name="P2">    <text:span text:style-name="T9">/* height: calc(300 / var(--design-width) * 100vw); */</text:span></text:p>
      <text:p text:style-name="P2">    <text:span text:style-name="T7">min-height</text:span><text:span text:style-name="T2">: </text:span><text:span text:style-name="T3">50</text:span><text:span text:style-name="T5">px</text:span><text:span text:style-name="T2">;</text:span></text:p>
      <text:p text:style-name="P2">    <text:span text:style-name="T9">/* margin: calc(50 / var(--design-width) * 100vw) auto; */</text:span></text:p>
      <text:p text:style-name="P2">    <text:span text:style-name="T7">display</text:span><text:span text:style-name="T2">: </text:span><text:span text:style-name="T4">flex</text:span><text:span text:style-name="T2">;</text:span></text:p>
      <text:p text:style-name="P2">    <text:span text:style-name="T7">justify-content</text:span><text:span text:style-name="T2">: </text:span><text:span text:style-name="T4">center</text:span><text:span text:style-name="T2">;</text:span></text:p>
      <text:p text:style-name="P2">    <text:span text:style-name="T9">/* align-items: flex-start; */</text:span></text:p>
      <text:p text:style-name="P2"><text:soft-page-break/>    <text:span text:style-name="T9">/* box-sizing: border-box; */</text:span></text:p>
      <text:p text:style-name="P1">}</text:p>
      <text:p text:style-name="P3"/>
      <text:p text:style-name="P1"><text:span text:style-name="T1">.white-keys-container</text:span> {</text:p>
      <text:p text:style-name="P2">    <text:span text:style-name="T7">display</text:span><text:span text:style-name="T2">: </text:span><text:span text:style-name="T4">flex</text:span><text:span text:style-name="T2">;</text:span></text:p>
      <text:p text:style-name="P2">    <text:span text:style-name="T7">height</text:span><text:span text:style-name="T2">: </text:span><text:span text:style-name="T3">100</text:span><text:span text:style-name="T5">%</text:span><text:span text:style-name="T2">;</text:span></text:p>
      <text:p text:style-name="P1">}</text:p>
      <text:p text:style-name="P3"/>
      <text:p text:style-name="P1"><text:span text:style-name="T1">.black-keys-container</text:span> {</text:p>
      <text:p text:style-name="P2">    <text:span text:style-name="T7">position</text:span><text:span text:style-name="T2">: </text:span><text:span text:style-name="T4">absolute</text:span><text:span text:style-name="T2">;</text:span></text:p>
      <text:p text:style-name="P2">    <text:span text:style-name="T7">display</text:span><text:span text:style-name="T2">: </text:span><text:span text:style-name="T4">flex</text:span><text:span text:style-name="T2">;</text:span></text:p>
      <text:p text:style-name="P2">    <text:span text:style-name="T7">gap</text:span><text:span text:style-name="T2">: </text:span><text:span text:style-name="T3">3.5</text:span><text:span text:style-name="T5">vw</text:span><text:span text:style-name="T2">;</text:span></text:p>
      <text:p text:style-name="P2">    <text:span text:style-name="T9">/* top: 0;</text:span></text:p>
      <text:p text:style-name="P6">    <text:span text:style-name="T2">left: 0;</text:span></text:p>
      <text:p text:style-name="P6">    <text:span text:style-name="T2">right: 0; */</text:span></text:p>
      <text:p text:style-name="P2">    <text:span text:style-name="T7">height</text:span><text:span text:style-name="T2">: </text:span><text:span text:style-name="T3">65</text:span><text:span text:style-name="T5">%</text:span><text:span text:style-name="T2">;</text:span></text:p>
      <text:p text:style-name="P2">    <text:span text:style-name="T7">display</text:span><text:span text:style-name="T2">: </text:span><text:span text:style-name="T4">flex</text:span><text:span text:style-name="T2">;</text:span></text:p>
      <text:p text:style-name="P2">    <text:span text:style-name="T9">/* margin-left: calc((100 / var(--design-width) * 100vw) * 0.7); */</text:span></text:p>
      <text:p text:style-name="P1">}</text:p>
      <text:p text:style-name="P3"/>
      <text:p text:style-name="P1"><text:span text:style-name="T1">.key</text:span> {</text:p>
      <text:p text:style-name="P2">    <text:span text:style-name="T7">transition</text:span><text:span text:style-name="T2">: </text:span><text:span text:style-name="T3">0.01</text:span><text:span text:style-name="T5">s</text:span><text:span text:style-name="T2">;</text:span></text:p>
      <text:p text:style-name="P2">    <text:span text:style-name="T7">box-sizing</text:span><text:span text:style-name="T2">: </text:span><text:span text:style-name="T4">border-box</text:span><text:span text:style-name="T2">;</text:span></text:p>
      <text:p text:style-name="P2">    <text:span text:style-name="T7">border</text:span><text:span text:style-name="T2">: </text:span><text:span text:style-name="T4">none</text:span><text:span text:style-name="T2">;</text:span></text:p>
      <text:p text:style-name="P2">    <text:span text:style-name="T7">border-radius</text:span><text:span text:style-name="T2">: </text:span><text:span text:style-name="T3">3</text:span><text:span text:style-name="T5">px</text:span><text:span text:style-name="T2"> </text:span><text:span text:style-name="T3">3</text:span><text:span text:style-name="T5">px</text:span><text:span text:style-name="T2"> </text:span><text:span text:style-name="T3">3</text:span><text:span text:style-name="T5">px</text:span><text:span text:style-name="T2"> </text:span><text:span text:style-name="T3">3</text:span><text:span text:style-name="T5">px</text:span><text:span text:style-name="T2"> ;</text:span></text:p>
      <text:p text:style-name="P2">    <text:span text:style-name="T7">border-top</text:span><text:span text:style-name="T2">: </text:span><text:span text:style-name="T3">#393d3d</text:span><text:span text:style-name="T2">;</text:span></text:p>
      <text:p text:style-name="P1">}</text:p>
      <text:p text:style-name="P3"/>
      <text:p text:style-name="P1"><text:span text:style-name="T1">.white.key</text:span> {</text:p>
      <text:p text:style-name="P2">    <text:span text:style-name="T7">display</text:span><text:span text:style-name="T2">: </text:span><text:span text:style-name="T4">flex</text:span><text:span text:style-name="T2">;</text:span></text:p>
      <text:p text:style-name="P2">    <text:span text:style-name="T7">width</text:span><text:span text:style-name="T2">: </text:span><text:span text:style-name="T3">7.5</text:span><text:span text:style-name="T5">vw</text:span><text:span text:style-name="T2">;</text:span></text:p>
      <text:p text:style-name="P2">    <text:span text:style-name="T7">height</text:span><text:span text:style-name="T2">: </text:span><text:span text:style-name="T3">100</text:span><text:span text:style-name="T5">%</text:span><text:span text:style-name="T2">;</text:span></text:p>
      <text:p text:style-name="P2">    <text:span text:style-name="T7">background</text:span><text:span text:style-name="T2">: </text:span><text:span text:style-name="T4">white</text:span><text:span text:style-name="T2">;</text:span></text:p>
      <text:p text:style-name="P2">    <text:span text:style-name="T7">border</text:span><text:span text:style-name="T2">: </text:span><text:span text:style-name="T4">solid</text:span><text:span text:style-name="T2">;</text:span></text:p>
      <text:p text:style-name="P2">    <text:span text:style-name="T7">border-color</text:span><text:span text:style-name="T2">: </text:span><text:span text:style-name="T3">#000000</text:span><text:span text:style-name="T2">;</text:span></text:p>
      <text:p text:style-name="P2">    <text:span text:style-name="T7">border-width</text:span><text:span text:style-name="T2">: </text:span><text:span text:style-name="T3">1</text:span><text:span text:style-name="T5">px</text:span><text:span text:style-name="T2">;</text:span></text:p>
      <text:p text:style-name="P2">    <text:span text:style-name="T7">z-index</text:span><text:span text:style-name="T2">: </text:span><text:span text:style-name="T3">1</text:span><text:span text:style-name="T2">;</text:span></text:p>
      <text:p text:style-name="P2">    <text:span text:style-name="T7">position</text:span><text:span text:style-name="T2">: </text:span><text:span text:style-name="T4">relative</text:span><text:span text:style-name="T2">;</text:span></text:p>
      <text:p text:style-name="P2">    </text:p>
      <text:p text:style-name="P3"/>
      <text:p text:style-name="P1">}</text:p>
      <text:p text:style-name="P3"/>
      <text:p text:style-name="P1"><text:span text:style-name="T1">.black.key</text:span> {</text:p>
      <text:p text:style-name="P2">    <text:span text:style-name="T7">width</text:span><text:span text:style-name="T2">: </text:span><text:span text:style-name="T4">calc</text:span><text:span text:style-name="T2">(</text:span><text:span text:style-name="T3">50</text:span><text:span text:style-name="T2"> </text:span><text:span text:style-name="T5">/</text:span><text:span text:style-name="T2"> </text:span><text:span text:style-name="T4">var</text:span><text:span text:style-name="T2">(--design-width) </text:span><text:span text:style-name="T5">*</text:span><text:span text:style-name="T2"> </text:span><text:span text:style-name="T3">100</text:span><text:span text:style-name="T5">vw</text:span><text:span text:style-name="T2">);</text:span></text:p>
      <text:p text:style-name="P2">    <text:span text:style-name="T7">height</text:span><text:span text:style-name="T2">: </text:span><text:span text:style-name="T3">100</text:span><text:span text:style-name="T5">%</text:span><text:span text:style-name="T2">;</text:span></text:p>
      <text:p text:style-name="P2">    <text:span text:style-name="T7">background</text:span><text:span text:style-name="T2">: </text:span><text:span text:style-name="T3">#000000</text:span><text:span text:style-name="T2">;</text:span></text:p>
      <text:p text:style-name="P2">    <text:span text:style-name="T7">background</text:span><text:span text:style-name="T2">: </text:span><text:span text:style-name="T4">linear-gradient</text:span><text:span text:style-name="T2">(</text:span><text:span text:style-name="T3">0</text:span><text:span text:style-name="T5">deg</text:span><text:span text:style-name="T2">,</text:span><text:span text:style-name="T4">rgba</text:span><text:span text:style-name="T2">(</text:span><text:span text:style-name="T3">0</text:span><text:span text:style-name="T2">, </text:span><text:span text:style-name="T3">0</text:span><text:span text:style-name="T2">, </text:span><text:span text:style-name="T3">0</text:span><text:span text:style-name="T2">, </text:span><text:span text:style-name="T3">1</text:span><text:span text:style-name="T2">) </text:span><text:span text:style-name="T3">0</text:span><text:span text:style-name="T5">%</text:span><text:span text:style-name="T2">, </text:span><text:span text:style-name="T4">rgba</text:span><text:span text:style-name="T2">(</text:span><text:span text:style-name="T3">97</text:span><text:span text:style-name="T2">, </text:span><text:span text:style-name="T3">97</text:span><text:span text:style-name="T2">, </text:span><text:span text:style-name="T3">97</text:span><text:span text:style-name="T2">, </text:span><text:span text:style-name="T3">1</text:span><text:span text:style-name="T2">) </text:span><text:span text:style-name="T3">10</text:span><text:span text:style-name="T5">%</text:span><text:span text:style-name="T2">, </text:span><text:span text:style-name="T4">rgba</text:span><text:span text:style-name="T2">(</text:span><text:span text:style-name="T3">0</text:span><text:span text:style-name="T2">, </text:span><text:span text:style-name="T3">0</text:span><text:span text:style-name="T2">, </text:span><text:span text:style-name="T3">0</text:span><text:span text:style-name="T2">, </text:span><text:span text:style-name="T3">1</text:span><text:span text:style-name="T2">) </text:span><text:span text:style-name="T3">100</text:span><text:span text:style-name="T5">%</text:span><text:span text:style-name="T2">);</text:span></text:p>
      <text:p text:style-name="P2">    <text:span text:style-name="T7">position</text:span><text:span text:style-name="T2">: </text:span><text:span text:style-name="T4">relative</text:span><text:span text:style-name="T2">;</text:span></text:p>
      <text:p text:style-name="P2">    <text:span text:style-name="T7">z-index</text:span><text:span text:style-name="T2">: </text:span><text:span text:style-name="T3">2</text:span><text:span text:style-name="T2">;</text:span></text:p>
      <text:p text:style-name="P2">   <text:span text:style-name="T9">/* </text:span></text:p>
      <text:p text:style-name="P6">    <text:span text:style-name="T2">margin-left: calc((100 / var(--design-width) * 100vw) / 2 - (50 / var(--design-width) * 100vw) / 2);</text:span></text:p>
      <text:p text:style-name="P6"><text:soft-page-break/>    <text:span text:style-name="T2">margin-right: calc((100 / var(--design-width) * 100vw) / 2 - (50 / var(--design-width) * 100vw) / 2); */</text:span></text:p>
      <text:p text:style-name="P2">    <text:span text:style-name="T7">box-shadow</text:span><text:span text:style-name="T2">: </text:span><text:span text:style-name="T3">2</text:span><text:span text:style-name="T5">px</text:span><text:span text:style-name="T2"> </text:span><text:span text:style-name="T3">2</text:span><text:span text:style-name="T5">px</text:span><text:span text:style-name="T2"> </text:span><text:span text:style-name="T3">5</text:span><text:span text:style-name="T5">px</text:span><text:span text:style-name="T2"> </text:span><text:span text:style-name="T3">#393d3d</text:span><text:span text:style-name="T2">; </text:span></text:p>
      <text:p text:style-name="P1">}</text:p>
      <text:p text:style-name="P7"><text:line-break/></text:p>
      <text:p text:style-name="P1"><text:span text:style-name="T1">.none</text:span> {</text:p>
      <text:p text:style-name="P2">    <text:span text:style-name="T7">display</text:span><text:span text:style-name="T2">: </text:span><text:span text:style-name="T4">flex</text:span><text:span text:style-name="T2">;</text:span></text:p>
      <text:p text:style-name="P2">    <text:span text:style-name="T7">padding</text:span><text:span text:style-name="T2">: </text:span><text:span text:style-name="T3">1.8</text:span><text:span text:style-name="T5">vw</text:span><text:span text:style-name="T2">;</text:span></text:p>
      <text:p text:style-name="P1">}</text:p>
      <text:p text:style-name="P3"/>
      <text:p text:style-name="P5">/* .black.key:nth-child(1) {</text:p>
      <text:p text:style-name="P6">    <text:span text:style-name="T2">margin-left: calc((100 / var(--design-width) * 100vw) * 0 - (50 / var(--design-width) * 100vw) / 2);</text:span></text:p>
      <text:p text:style-name="P5">}</text:p>
      <text:p text:style-name="P3"/>
      <text:p text:style-name="P5">.black.key:nth-child(2) {</text:p>
      <text:p text:style-name="P6">    <text:span text:style-name="T2">margin-left: calc((100 / var(--design-width) * 100vw) * 1 - (50 / var(--design-width) * 100vw) / 2);</text:span></text:p>
      <text:p text:style-name="P5">}</text:p>
      <text:p text:style-name="P3"/>
      <text:p text:style-name="P5">.black.key:nth-child(3) {</text:p>
      <text:p text:style-name="P6">    <text:span text:style-name="T2">margin-left: calc((100 / var(--design-width) * 100vw) * 2 - (50 / var(--design-width) * 100vw) / 2);</text:span></text:p>
      <text:p text:style-name="P5">}</text:p>
      <text:p text:style-name="P3"/>
      <text:p text:style-name="P5">.black.key:nth-child(4) {</text:p>
      <text:p text:style-name="P6">    <text:span text:style-name="T2">margin-left: calc((100 / var(--design-width) * 100vw) * 1 - (50 / var(--design-width) * 100vw) / 2);</text:span></text:p>
      <text:p text:style-name="P5">}</text:p>
      <text:p text:style-name="P3"/>
      <text:p text:style-name="P5">.black.key:nth-child(5) {</text:p>
      <text:p text:style-name="P6">    <text:span text:style-name="T2">margin-left: calc((100 / var(--design-width) * 100vw) * 0.5 - (50 / var(--design-width) * 100vw) / 2);</text:span></text:p>
      <text:p text:style-name="P5">}</text:p>
      <text:p text:style-name="P3"/>
      <text:p text:style-name="P5">.black.key:nth-child(6) {</text:p>
      <text:p text:style-name="P6">    <text:span text:style-name="T2">margin-left: calc((100 / var(--design-width) * 100vw) * 0.5 - (50 / var(--design-width) * 100vw) / 2);</text:span></text:p>
      <text:p text:style-name="P5">}</text:p>
      <text:p text:style-name="P3"/>
      <text:p text:style-name="P5">.black.key:nth-child(7) {</text:p>
      <text:p text:style-name="P6">    <text:span text:style-name="T2">margin-left: calc((100 / var(--design-width) * 100vw) * 0.5 - (50 / var(--design-width) * 100vw) / 2);</text:span></text:p>
      <text:p text:style-name="P5">} */</text:p>
      <text:p text:style-name="P3"/>
      <text:p text:style-name="P1"><text:span text:style-name="T1">.white.key:active</text:span>,</text:p>
      <text:p text:style-name="P1"><text:span text:style-name="T1">.black.key:active</text:span> {</text:p>
      <text:p text:style-name="P2">    <text:span text:style-name="T7">transform</text:span><text:span text:style-name="T2">: </text:span><text:span text:style-name="T4">translateY</text:span><text:span text:style-name="T2">(</text:span><text:span text:style-name="T4">calc</text:span><text:span text:style-name="T2">(</text:span><text:span text:style-name="T3">4</text:span><text:span text:style-name="T2"> </text:span><text:span text:style-name="T5">/</text:span><text:span text:style-name="T2"> </text:span><text:span text:style-name="T4">var</text:span><text:span text:style-name="T2">(--design-width) </text:span><text:span text:style-name="T5">*</text:span><text:span text:style-name="T2"> </text:span><text:span text:style-name="T3">100</text:span><text:span text:style-name="T5">vw</text:span><text:span text:style-name="T2">));</text:span></text:p>
      <text:p text:style-name="P2">    <text:span text:style-name="T7">box-shadow</text:span><text:span text:style-name="T2">: </text:span><text:span text:style-name="T4">inset</text:span><text:span text:style-name="T2"> </text:span><text:span text:style-name="T3">0</text:span><text:span text:style-name="T2"> </text:span><text:span text:style-name="T3">0</text:span><text:span text:style-name="T2"> </text:span><text:span text:style-name="T4">calc</text:span><text:span text:style-name="T2">(</text:span><text:span text:style-name="T3">5</text:span><text:span text:style-name="T2"> </text:span><text:span text:style-name="T5">/</text:span><text:span text:style-name="T2"> </text:span><text:span text:style-name="T4">var</text:span><text:span text:style-name="T2">(--design-width) </text:span><text:span text:style-name="T5">*</text:span><text:span text:style-name="T2"> </text:span><text:span text:style-name="T3">100</text:span><text:span text:style-name="T5">vw</text:span><text:span text:style-name="T2">) </text:span><text:span text:style-name="T3">#000</text:span><text:span text:style-name="T2">;</text:span></text:p>
      <text:p text:style-name="P1">}</text:p>
      <text:p text:style-name="P3"/>
      <text:p text:style-name="P1"><text:span text:style-name="T1">.white.key.active</text:span> {</text:p>
      <text:p text:style-name="P2">    <text:span text:style-name="T7">background</text:span><text:span text:style-name="T2">: </text:span><text:span text:style-name="T3">#d0d0d0</text:span><text:span text:style-name="T2">;</text:span></text:p>
      <text:p text:style-name="P1">}</text:p>
      <text:p text:style-name="P3"><text:soft-page-break/></text:p>
      <text:p text:style-name="P1"><text:span text:style-name="T1">.black.key.active</text:span> {</text:p>
      <text:p text:style-name="P2">    <text:span text:style-name="T7">background</text:span><text:span text:style-name="T2">: </text:span><text:span text:style-name="T3">#333</text:span><text:span text:style-name="T2">;</text:span></text:p>
      <text:p text:style-name="P1">}</text:p>
      <text:p text:style-name="P3"/>
      <text:p text:style-name="P1"><text:span text:style-name="T1">.note-label</text:span> {</text:p>
      <text:p text:style-name="P2">    <text:span text:style-name="T7">position</text:span><text:span text:style-name="T2">: </text:span><text:span text:style-name="T4">absolute</text:span><text:span text:style-name="T2">;</text:span></text:p>
      <text:p text:style-name="P2">    <text:span text:style-name="T7">top</text:span><text:span text:style-name="T2">: </text:span><text:span text:style-name="T3">10</text:span><text:span text:style-name="T5">%</text:span><text:span text:style-name="T2">;</text:span></text:p>
      <text:p text:style-name="P2">    <text:span text:style-name="T7">left</text:span><text:span text:style-name="T2">: </text:span><text:span text:style-name="T3">50</text:span><text:span text:style-name="T5">%</text:span><text:span text:style-name="T2">;</text:span></text:p>
      <text:p text:style-name="P2">    <text:span text:style-name="T7">transform</text:span><text:span text:style-name="T2">: </text:span><text:span text:style-name="T4">translateX</text:span><text:span text:style-name="T2">(</text:span><text:span text:style-name="T3">-50</text:span><text:span text:style-name="T5">%</text:span><text:span text:style-name="T2">);</text:span></text:p>
      <text:p text:style-name="P2">    <text:span text:style-name="T7">color</text:span><text:span text:style-name="T2">: </text:span><text:span text:style-name="T3">#ec008c</text:span><text:span text:style-name="T2">;</text:span></text:p>
      <text:p text:style-name="P2">    <text:span text:style-name="T7">font-size</text:span><text:span text:style-name="T2">: </text:span><text:span text:style-name="T4">calc</text:span><text:span text:style-name="T2">(</text:span><text:span text:style-name="T3">30</text:span><text:span text:style-name="T2"> </text:span><text:span text:style-name="T5">/</text:span><text:span text:style-name="T2"> </text:span><text:span text:style-name="T4">var</text:span><text:span text:style-name="T2">(--design-width) </text:span><text:span text:style-name="T5">*</text:span><text:span text:style-name="T2"> </text:span><text:span text:style-name="T3">100</text:span><text:span text:style-name="T5">vw</text:span><text:span text:style-name="T2">);</text:span></text:p>
      <text:p text:style-name="P2">    <text:span text:style-name="T7">z-index</text:span><text:span text:style-name="T2">: </text:span><text:span text:style-name="T3">999</text:span><text:span text:style-name="T2">;</text:span></text:p>
      <text:p text:style-name="P2">    <text:span text:style-name="T7">animation</text:span><text:span text:style-name="T2">: fadeOut </text:span><text:span text:style-name="T3">0.5</text:span><text:span text:style-name="T5">s</text:span><text:span text:style-name="T2"> </text:span><text:span text:style-name="T4">forwards</text:span><text:span text:style-name="T2">;</text:span></text:p>
      <text:p text:style-name="P2">    <text:span text:style-name="T7">pointer-events</text:span><text:span text:style-name="T2">: </text:span><text:span text:style-name="T4">none</text:span><text:span text:style-name="T2">;</text:span></text:p>
      <text:p text:style-name="P1">}</text:p>
      <text:p text:style-name="P3"/>
      <text:p text:style-name="P1"><text:span text:style-name="T6">@keyframes</text:span> <text:span text:style-name="T14">fadeOut</text:span> {</text:p>
      <text:p text:style-name="P2">    <text:span text:style-name="T2">0% {</text:span></text:p>
      <text:p text:style-name="P2">        <text:span text:style-name="T7">opacity</text:span><text:span text:style-name="T2">: </text:span><text:span text:style-name="T3">1</text:span><text:span text:style-name="T2">;</text:span></text:p>
      <text:p text:style-name="P2">        <text:span text:style-name="T7">top</text:span><text:span text:style-name="T2">: </text:span><text:span text:style-name="T3">10</text:span><text:span text:style-name="T5">%</text:span><text:span text:style-name="T2">;</text:span></text:p>
      <text:p text:style-name="P2">    <text:span text:style-name="T2">}</text:span></text:p>
      <text:p text:style-name="P3"/>
      <text:p text:style-name="P2">    <text:span text:style-name="T2">100% {</text:span></text:p>
      <text:p text:style-name="P2">        <text:span text:style-name="T7">opacity</text:span><text:span text:style-name="T2">: </text:span><text:span text:style-name="T3">0</text:span><text:span text:style-name="T2">;</text:span></text:p>
      <text:p text:style-name="P2">        <text:span text:style-name="T7">top</text:span><text:span text:style-name="T2">: </text:span><text:span text:style-name="T3">0</text:span><text:span text:style-name="T5">px</text:span><text:span text:style-name="T2">;</text:span></text:p>
      <text:p text:style-name="P2">    <text:span text:style-name="T2">}</text:span></text:p>
      <text:p text:style-name="P1">}</text:p>
      <text:p text:style-name="P3"/>
      <text:p text:style-name="P1"><text:span text:style-name="T6">@media</text:span> (<text:span text:style-name="T11">max-width</text:span>: <text:span text:style-name="T13">150</text:span><text:span text:style-name="T6">px</text:span>) {</text:p>
      <text:p text:style-name="P2">    <text:span text:style-name="T15">#keyboard</text:span><text:span text:style-name="T2"> {</text:span></text:p>
      <text:p text:style-name="P2">        <text:span text:style-name="T7">min-width</text:span><text:span text:style-name="T2">: </text:span><text:span text:style-name="T3">320</text:span><text:span text:style-name="T5">px</text:span><text:span text:style-name="T2">;</text:span></text:p>
      <text:p text:style-name="P2">        <text:span text:style-name="T7">height</text:span><text:span text:style-name="T2">: </text:span><text:span text:style-name="T3">150</text:span><text:span text:style-name="T5">px</text:span><text:span text:style-name="T2">;</text:span></text:p>
      <text:p text:style-name="P2">    <text:span text:style-name="T2">}</text:span>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30T12:00:35.441682400</meta:creation-date>
    <dc:date>2025-06-30T12:00:39.965523400</dc:date>
    <meta:editing-duration>PT5S</meta:editing-duration>
    <meta:editing-cycles>1</meta:editing-cycles>
    <meta:document-statistic meta:table-count="0" meta:image-count="0" meta:object-count="0" meta:page-count="11" meta:paragraph-count="486" meta:word-count="1304" meta:character-count="10882" meta:non-whitespace-character-count="8700"/>
    <meta:generator>LibreOffice/25.2.4.3$Windows_X86_64 LibreOffice_project/33e196637044ead23f5c3226cde09b47731f7e27</meta:generator>
  </office:meta>
</office:document-meta>
</file>